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fo:color="#0000ff"/>
    </style:style>
    <style:style style:name="P5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6" style:family="paragraph" style:parent-style-name="Text_20_body">
      <style:paragraph-properties fo:text-align="justify" style:justify-single-word="false"/>
    </style:style>
    <style:style style:name="P77" style:family="paragraph" style:parent-style-name="Text_20_body">
      <style:text-properties fo:language="ru" fo:country="RU"/>
    </style:style>
    <style:style style:name="P78" style:family="paragraph" style:parent-style-name="Text_20_body">
      <loext:graphic-properties draw:fill="solid" draw:fill-color="#eeeeee" draw:opacity="100%"/>
      <style:paragraph-properties fo:background-color="#eeeeee"/>
      <style:text-properties fo:language="ru" fo:country="RU"/>
    </style:style>
    <style:style style:name="P7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0" style:family="paragraph" style:parent-style-name="Text_20_body">
      <style:text-properties fo:language="en" fo:country="US"/>
    </style:style>
    <style:style style:name="P81" style:family="paragraph" style:parent-style-name="Text_20_body">
      <loext:graphic-properties draw:fill="solid" draw:fill-color="#eeeeee" draw:opacity="100%"/>
      <style:paragraph-properties fo:background-color="#eeeeee"/>
    </style:style>
    <style:style style:name="P82" style:family="paragraph" style:parent-style-name="First_20_line_20_indent">
      <loext:graphic-properties draw:fill="solid" draw:fill-color="#eeeeee" draw:opacity="100%"/>
      <style:paragraph-properties fo:background-color="#eeeeee"/>
      <style:text-properties fo:language="ru" fo:country="RU"/>
    </style:style>
    <style:style style:name="P8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4" style:family="paragraph" style:parent-style-name="Text_20_body">
      <style:paragraph-properties fo:margin-left="0in" fo:margin-right="0in" fo:text-align="justify" style:justify-single-word="false" fo:text-indent="0in" style:auto-text-indent="false"/>
    </style:style>
    <style:style style:name="P85" style:family="paragraph" style:parent-style-name="Text_20_body">
      <style:paragraph-properties fo:margin-left="0in" fo:margin-right="0in" fo:text-align="justify" style:justify-single-word="false" fo:text-indent="0in" style:auto-text-indent="false"/>
      <style:text-properties fo:color="#800000"/>
    </style:style>
    <style:style style:name="P8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7" style:family="paragraph" style:parent-style-name="Text_20_body">
      <style:paragraph-properties fo:margin-left="0in" fo:margin-right="0in" fo:text-align="center" style:justify-single-word="false" fo:text-indent="0in" style:auto-text-indent="false"/>
    </style:style>
    <style:style style:name="P8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8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7" style:family="paragraph" style:parent-style-name="Footnote">
      <style:paragraph-properties fo:margin-left="0in" fo:margin-right="0in" fo:text-indent="0in" style:auto-text-indent="false"/>
      <style:text-properties fo:language="en" fo:country="US"/>
    </style:style>
    <style:style style:name="P98" style:family="paragraph" style:parent-style-name="Footnote">
      <style:text-properties fo:language="en" fo:country="US"/>
    </style:style>
    <style:style style:name="P99" style:family="paragraph" style:parent-style-name="Footnote">
      <style:text-properties fo:language="ru" fo:country="RU"/>
    </style:style>
    <style:style style:name="P100" style:family="paragraph" style:parent-style-name="Footnote">
      <style:text-properties style:use-window-font-color="true"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8" style:family="paragraph" style:parent-style-name="Text_20_body" style:list-style-name="L1">
      <style:paragraph-properties fo:text-align="justify" style:justify-single-word="false"/>
    </style:style>
    <style:style style:name="P109" style:family="paragraph" style:parent-style-name="Text_20_body" style:list-style-name="L1">
      <style:paragraph-properties fo:text-align="justify" style:justify-single-word="false"/>
      <style:text-properties fo:language="ru" fo:country="RU"/>
    </style:style>
    <style:style style:name="P110" style:family="paragraph" style:parent-style-name="Text_20_body" style:list-style-name="L2">
      <style:paragraph-properties fo:text-align="justify" style:justify-single-word="false"/>
      <style:text-properties fo:language="ru" fo:country="RU"/>
    </style:style>
    <style:style style:name="P11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12" style:family="paragraph" style:parent-style-name="Text_20_body" style:list-style-name="L3">
      <style:text-properties fo:language="ru" fo:country="RU"/>
    </style:style>
    <style:style style:name="P113" style:family="paragraph" style:parent-style-name="Text_20_body">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11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1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6" style:family="paragraph" style:parent-style-name="Text_20_body">
      <style:paragraph-properties fo:margin-left="0in" fo:margin-right="0in" fo:text-align="justify" style:justify-single-word="false" fo:text-indent="0.1965in" style:auto-text-indent="false"/>
      <style:text-properties fo:font-style="italic" officeooo:paragraph-rsid="000eb93b" style:font-style-asian="italic" style:font-style-complex="italic"/>
    </style:style>
    <style:style style:name="P117" style:family="paragraph" style:parent-style-name="Text_20_body">
      <style:paragraph-properties fo:margin-left="0in" fo:margin-right="0in" fo:text-align="justify" style:justify-single-word="false" fo:text-indent="0.1965in" style:auto-text-indent="false"/>
      <style:text-properties fo:font-style="italic" officeooo:paragraph-rsid="0015a938" style:font-style-asian="italic" style:font-style-complex="italic"/>
    </style:style>
    <style:style style:name="P118" style:family="paragraph" style:parent-style-name="Text_20_body">
      <style:paragraph-properties fo:margin-left="0in" fo:margin-right="0in" fo:text-align="justify" style:justify-single-word="false" fo:text-indent="0.1965in" style:auto-text-indent="false"/>
      <style:text-properties fo:font-style="italic" officeooo:rsid="001903c3" officeooo:paragraph-rsid="00207106" style:font-style-asian="italic" style:font-style-complex="italic"/>
    </style:style>
    <style:style style:name="P119"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20" style:family="paragraph" style:parent-style-name="Text_20_body">
      <style:paragraph-properties fo:margin-left="0in" fo:margin-right="0in" fo:text-align="justify" style:justify-single-word="false" fo:text-indent="0.1965in" style:auto-text-indent="false"/>
      <style:text-properties fo:language="ru" fo:country="RU" officeooo:rsid="001b35de" officeooo:paragraph-rsid="001b35de"/>
    </style:style>
    <style:style style:name="P121" style:family="paragraph" style:parent-style-name="Text_20_body">
      <style:paragraph-properties fo:margin-left="0in" fo:margin-right="0in" fo:text-align="justify" style:justify-single-word="false" fo:text-indent="0.1965in" style:auto-text-indent="false"/>
    </style:style>
    <style:style style:name="P122" style:family="paragraph" style:parent-style-name="Text_20_body">
      <style:paragraph-properties fo:margin-left="0in" fo:margin-right="0in" fo:text-align="justify" style:justify-single-word="false" fo:text-indent="0.1965in" style:auto-text-indent="false"/>
      <style:text-properties officeooo:paragraph-rsid="000eb93b"/>
    </style:style>
    <style:style style:name="P12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24" style:family="paragraph" style:parent-style-name="Text_20_body">
      <style:paragraph-properties fo:margin-left="0in" fo:margin-right="0in" fo:text-align="justify" style:justify-single-word="false" fo:text-indent="0.1965in" style:auto-text-indent="false"/>
      <style:text-properties fo:font-style="normal" officeooo:rsid="000ecd0d" officeooo:paragraph-rsid="000ecd0d" style:font-style-asian="normal" style:font-style-complex="normal"/>
    </style:style>
    <style:style style:name="P125" style:family="paragraph" style:parent-style-name="Text_20_body">
      <style:paragraph-properties fo:margin-left="0in" fo:margin-right="0in" fo:text-align="justify" style:justify-single-word="false" fo:text-indent="0.1965in" style:auto-text-indent="false"/>
      <style:text-properties fo:font-style="normal" officeooo:rsid="001903c3" officeooo:paragraph-rsid="001903c3" style:font-style-asian="normal" style:font-style-complex="normal"/>
    </style:style>
    <style:style style:name="P126" style:family="paragraph" style:parent-style-name="Text_20_body">
      <style:paragraph-properties fo:margin-left="0in" fo:margin-right="0in" fo:text-align="justify" style:justify-single-word="false" fo:text-indent="0.1965in" style:auto-text-indent="false"/>
      <style:text-properties fo:color="#0000ff" officeooo:rsid="001c6e9b" officeooo:paragraph-rsid="001c6e9b"/>
    </style:style>
    <style:style style:name="P12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9"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13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2" style:family="paragraph" style:parent-style-name="Heading_20_2">
      <style:text-properties fo:language="en" fo:country="US"/>
    </style:style>
    <style:style style:name="P133" style:family="paragraph" style:parent-style-name="Heading_20_2">
      <style:text-properties fo:language="ru" fo:country="RU"/>
    </style:style>
    <style:style style:name="P134" style:family="paragraph" style:parent-style-name="Heading_20_2">
      <loext:graphic-properties draw:fill="solid" draw:fill-color="#eeeeee" draw:opacity="100%"/>
      <style:paragraph-properties fo:background-color="#eeeeee"/>
      <style:text-properties fo:language="ru" fo:country="RU"/>
    </style:style>
    <style:style style:name="P135" style:family="paragraph" style:parent-style-name="Heading_20_2">
      <loext:graphic-properties draw:fill="solid" draw:fill-color="#eeeeee" draw:opacity="100%"/>
      <style:paragraph-properties fo:background-color="#eeeeee"/>
    </style:style>
    <style:style style:name="P136"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37" style:family="paragraph" style:parent-style-name="Heading_20_1">
      <loext:graphic-properties draw:fill="solid" draw:fill-color="#eeeeee" draw:opacity="100%"/>
      <style:paragraph-properties fo:background-color="#eeeeee"/>
    </style:style>
    <style:style style:name="P138" style:family="paragraph" style:parent-style-name="Heading_20_1">
      <style:paragraph-properties fo:margin-left="0in" fo:margin-right="0in" fo:text-align="center" style:justify-single-word="false" fo:text-indent="0.1965in" style:auto-text-indent="false"/>
    </style:style>
    <style:style style:name="P13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5a938"/>
    </style:style>
    <style:style style:name="T6" style:family="text">
      <style:text-properties fo:language="ru" fo:country="RU" fo:font-weight="normal" style:font-weight-asian="normal" style:font-weight-complex="normal"/>
    </style:style>
    <style:style style:name="T7" style:family="text">
      <style:text-properties fo:language="ru" fo:country="RU" fo:font-weight="normal" officeooo:rsid="0015a938" style:font-weight-asian="normal" style:font-weight-complex="normal"/>
    </style:style>
    <style:style style:name="T8" style:family="text">
      <style:text-properties fo:language="ru" fo:country="RU" fo:font-weight="normal" officeooo:rsid="001b35de" style:font-weight-asian="normal" style:font-weight-complex="normal"/>
    </style:style>
    <style:style style:name="T9" style:family="text">
      <style:text-properties fo:language="ru" fo:country="RU" fo:font-weight="normal" officeooo:rsid="001e3529" style:font-weight-asian="normal" style:font-weight-complex="normal"/>
    </style:style>
    <style:style style:name="T10" style:family="text">
      <style:text-properties fo:language="ru" fo:country="RU" fo:font-weight="normal" officeooo:rsid="001fbbd3" style:font-weight-asian="normal" style:font-weight-complex="normal"/>
    </style:style>
    <style:style style:name="T11" style:family="text">
      <style:text-properties fo:language="ru" fo:country="RU" officeooo:rsid="001903c3"/>
    </style:style>
    <style:style style:name="T12" style:family="text">
      <style:text-properties fo:language="ru" fo:country="RU" officeooo:rsid="001af0b6"/>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style="normal" style:font-style-asian="normal" style:font-style-complex="normal"/>
    </style:style>
    <style:style style:name="T21" style:family="text">
      <style:text-properties fo:color="#ff3333" fo:font-style="normal" style:font-style-asian="normal" style:font-style-complex="normal"/>
    </style:style>
    <style:style style:name="T22" style:family="text">
      <style:text-properties fo:font-style="italic" style:font-style-asian="italic" style:font-style-complex="italic"/>
    </style:style>
    <style:style style:name="T23" style:family="text">
      <style:text-properties fo:color="#6666ff" fo:language="ru" fo:country="RU"/>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style:font-style-asian="normal" style:font-style-complex="normal"/>
    </style:style>
    <style:style style:name="T27" style:family="text">
      <style:text-properties fo:color="#800000" fo:language="en" fo:country="US"/>
    </style:style>
    <style:style style:name="T28" style:family="text">
      <style:text-properties fo:color="#800000" fo:language="en" fo:country="US" fo:font-style="normal" style:font-style-asian="normal" style:font-style-complex="normal"/>
    </style:style>
    <style:style style:name="T29" style:family="text">
      <style:text-properties fo:color="#800000" fo:font-style="normal" style:font-style-asian="normal" style:font-style-complex="normal"/>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en" fo:country="US"/>
    </style:style>
    <style:style style:name="T39" style:family="text">
      <style:text-properties style:use-window-font-color="true" fo:language="en" fo:country="US" fo:font-style="normal" style:font-style-asian="normal" style:font-style-complex="normal"/>
    </style:style>
    <style:style style:name="T40" style:family="text">
      <style:text-properties style:use-window-font-color="true" fo:language="en" fo:country="US" fo:font-style="normal" fo:background-color="transparent" loext:char-shading-value="0" style:font-style-asian="normal" style:font-style-complex="normal"/>
    </style:style>
    <style:style style:name="T41" style:family="text">
      <style:text-properties style:use-window-font-color="true" fo:language="en" fo:country="US" fo:font-weight="normal" officeooo:rsid="0015a938" style:font-weight-asian="normal" style:font-weight-complex="normal"/>
    </style:style>
    <style:style style:name="T42" style:family="text">
      <style:text-properties style:use-window-font-color="true" fo:language="en" fo:country="US" fo:font-weight="normal" officeooo:rsid="00171c90" style:font-weight-asian="normal" style:font-weight-complex="normal"/>
    </style:style>
    <style:style style:name="T43" style:family="text">
      <style:text-properties style:use-window-font-color="true" fo:language="en" fo:country="US" fo:font-weight="normal" officeooo:rsid="001b35de" style:font-weight-asian="normal" style:font-weight-complex="normal"/>
    </style:style>
    <style:style style:name="T44" style:family="text">
      <style:text-properties style:use-window-font-color="true" fo:language="en" fo:country="US" fo:font-weight="normal" officeooo:rsid="00206196" style:font-weight-asian="normal" style:font-weight-complex="normal"/>
    </style:style>
    <style:style style:name="T45" style:family="text">
      <style:text-properties style:use-window-font-color="true" fo:language="en" fo:country="US" fo:font-weight="normal" officeooo:rsid="00207106"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font-style="normal" style:font-style-asian="normal" style:font-style-complex="normal"/>
    </style:style>
    <style:style style:name="T54" style:family="text">
      <style:text-properties fo:color="#0066ff"/>
    </style:style>
    <style:style style:name="T55" style:family="text">
      <style:text-properties fo:color="#0066ff" fo:language="en" fo:country="US" fo:font-style="normal" fo:background-color="transparent" loext:char-shading-value="0" style:font-style-asian="normal" style:font-style-complex="normal"/>
    </style:style>
    <style:style style:name="T56" style:family="text">
      <style:text-properties fo:background-color="#ffff00" loext:char-shading-value="0"/>
    </style:style>
    <style:style style:name="T57" style:family="text">
      <style:text-properties fo:color="#00ccff"/>
    </style:style>
    <style:style style:name="T58" style:family="text">
      <style:text-properties fo:font-weight="normal" style:font-weight-asian="normal" style:font-weight-complex="normal"/>
    </style:style>
    <style:style style:name="T59" style:family="text">
      <style:text-properties officeooo:rsid="000eb93b"/>
    </style:style>
    <style:style style:name="T60" style:family="text">
      <style:text-properties officeooo:rsid="0010c7c0"/>
    </style:style>
    <style:style style:name="T61" style:family="text">
      <style:text-properties officeooo:rsid="001158b4"/>
    </style:style>
    <style:style style:name="T62" style:family="text">
      <style:text-properties officeooo:rsid="001903c3"/>
    </style:style>
    <style:style style:name="T63" style:family="text">
      <style:text-properties officeooo:rsid="0019d203"/>
    </style:style>
    <style:style style:name="T64" style:family="text">
      <style:text-properties officeooo:rsid="001bd9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86305316000171843" text:style-name="L1">
        <text:list-item>
          <text:p text:style-name="P108">добавить детектив <text:span text:style-name="T1">(реализовано)</text:span>+ магические уроки/трактаты Старсвирла (реализовано)</text:p>
        </text:list-item>
        <text:list-item>
          <text:p text:style-name="P109">Терра несколько раз пытается убить Макса (один раз — в аквапарке). Несколько раз Макса спасает Селестия (даёт приказы Нексусу)</text:p>
        </text:list-item>
        <text:list-item>
          <text:p text:style-name="P109">Книги:</text:p>
        </text:list-item>
      </text:list>
      <text:list xml:id="list5141366372183533744" text:style-name="L2">
        <text:list-item>
          <text:p text:style-name="P110">«Великие грифоны прошлого» - из канона (5<text:span text:style-name="T13">s8e)</text:span></text:p>
        </text:list-item>
        <text:list-item>
          <text:p text:style-name="P110">«Высшие заклинания в повседневном использовании: от песчинки до дворца»</text:p>
        </text:list-item>
        <text:list-item>
          <text:p text:style-name="P111">«Малоизвестные аспекты магии трансформаций»</text:p>
        </text:list-item>
        <text:list-item>
          <text:p text:style-name="P11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0">Дасти Вейфарер «Зебрианская культура, быт и фольклор»</text:p>
        </text:list-item>
        <text:list-item>
          <text:p text:style-name="P110">«Краткая история Эквестрии»</text:p>
        </text:list-item>
        <text:list-item>
          <text:p text:style-name="P110">«Шедевры архитектуры Эквестрии» с разделом о Кантерлотском Королевском Дворце</text:p>
        </text:list-item>
        <text:list-item>
          <text:p text:style-name="P110">«Великие дела и великие чары». Страница 893: …</text:p>
        </text:list-item>
        <text:list-item>
          <text:p text:style-name="P110">«Природа Проклятий» - обмен</text:p>
        </text:list-item>
        <text:list-item>
          <text:p text:style-name="P110">«<text:span text:style-name="T47">Магия для Чайников</text:span>» - обмен</text:p>
        </text:list-item>
        <text:list-item>
          <text:p text:style-name="P110">«Энциклопедия Арканум» - обмен</text:p>
        </text:list-item>
        <text:list-item>
          <text:p text:style-name="P110">«О Гейсах» - обмен</text:p>
        </text:list-item>
        <text:list-item>
          <text:p text:style-name="P110">«<text:span text:style-name="T56">Тайны Тайных Наук</text:span>» - обмен</text:p>
        </text:list-item>
        <text:list-item>
          <text:p text:style-name="P111">«Основы Заклятий» - обмен</text:p>
        </text:list-item>
        <text:list-item>
          <text:p text:style-name="P110"><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589272626146460219" text:style-name="L3">
        <text:list-item>
          <text:p text:style-name="P11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2">Селестия — переменчивая пони. В одно время не строгая, а в другое может быть такой, что страшно становится</text:p>
        </text:list-item>
        <text:list-item>
          <text:p text:style-name="P11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2">Около 820-ти лет назад будущий маг Лайтнинг Стар поступил на обучение к наставнику Тииспоту</text:p>
        </text:list-item>
        <text:list-item>
          <text:p text:style-name="P11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2">У Селестии грива и хвост развеваются и переливаются от магического шампуня</text:p>
        </text:list-item>
        <text:list-item>
          <text:p text:style-name="P112">Тело Селестии очень крепкое — может выдержать несколько тонн земли</text:p>
        </text:list-item>
        <text:list-item>
          <text:p text:style-name="P112">Дискорд намного старше принцесс, его магия сильнее ихней на голову</text:p>
        </text:list-item>
        <text:list-item>
          <text:p text:style-name="P112">Луна младше Селестии на 3 года. Сёстрам около 5000 лет. По другим данным, Селестии около 2500 лет (Обмен).</text:p>
        </text:list-item>
        <text:list-item>
          <text:p text:style-name="P112">Принцессы начали войну с Дискордом в возрасте, когда им было около 700 лет — и продолжалась война почти сто лет</text:p>
        </text:list-item>
        <text:list-item>
          <text:p text:style-name="P112">Самый главный враг сестёр и Дискорда — скука</text:p>
        </text:list-item>
        <text:list-item>
          <text:p text:style-name="P112">В Эквестрии на одного жеребца приходится четыре - пять кобыл</text:p>
        </text:list-item>
        <text:list-item>
          <text:p text:style-name="P11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2">Селестия в первые полторы тысячи лет путешествовала — и заварила несколько войн (две — с Эквестрией, в одной была против Луны)</text:p>
        </text:list-item>
        <text:list-item>
          <text:p text:style-name="P112">Настоящий цвет гривы Селестии — клубнично-розовая. Радужный цвет гривы и хвоста поддерживается магией</text:p>
        </text:list-item>
        <text:list-item>
          <text:p text:style-name="P112">Кроме Дискорда, старше сестёр ещё старейшина драконов</text:p>
        </text:list-item>
        <text:list-item>
          <text:p text:style-name="P112">Кэйденс не прожила и 60-ти лет и является низкорожденной</text:p>
        </text:list-item>
        <text:list-item>
          <text:p text:style-name="P11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2">Народ тихо фигел от нововведений и с ещё большим ожесточением продолжал делать по-своему</text:p>
        </text:list-item>
        <text:list-item>
          <text:p text:style-name="P11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2">Когда пони женятся, они обмениваются ножными браслетами</text:p>
        </text:list-item>
        <text:list-item>
          <text:p text:style-name="P112">Светилами, кроме сестёр, могут управлять единороги (группы), Дискорд, Твайлайт и Старсвирл</text:p>
        </text:list-item>
        <text:list-item>
          <text:p text:style-name="P112">Королева Кризалис — правительница Зелёной Долины</text:p>
        </text:list-item>
        <text:list-item>
          <text:p text:style-name="P112">Мать Луны и Селестии — аликорн Лорен. Мать Дискорда — Алиса (пони-человек)</text:p>
        </text:list-item>
        <text:list-item>
          <text:p text:style-name="P11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Норф</text:h>
      <text:p text:style-name="P7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3">(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text:soft-page-break/>Рома</text:h>
      <text:p text:style-name="P84">Программист в команде UI-программистов</text:p>
      <text:h text:style-name="Heading_20_3" text:outline-level="3">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32" text:outline-level="2">1. Терра</text:h>
      <text:p text:style-name="P26">музыка - кондовая электронная, холодная и отчаянная (Electronics “Disappointed”)</text:p>
      <text:p text:style-name="P8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4">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9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13">RnD-</text:span><text:span text:style-name="T1">зоны</text:span><text:span text:style-name="T1"><text:note text:id="ftn3" text:note-class="footnote"><text:note-citation>3</text:note-citation><text:note-body><text:p text:style-name="P9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3">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4"><text:span text:style-name="T13">&gt;\</text:span>Привет, Нексус. Это Макс.</text:p>
      <text:p text:style-name="P54"><text:span text:style-name="T13">&lt;\</text:span>Привет Макс. <text:span text:style-name="T1">Рад тебя видеть. Где ты отсутствовал три дня?</text:span></text:p>
      <text:p text:style-name="P54"><text:span text:style-name="T13">&gt;\</text:span><text:span text:style-name="T1">Неважно.</text:span><text:span text:style-name="T13"> </text:span>Выдай <text:span text:style-name="T1">общую </text:span>диагностику <text:span text:style-name="T1">на экран</text:span> в сжатом формате.</text:p>
      <text:p text:style-name="P24"/>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4"><text:span text:style-name="T13">&gt;\</text:span>Как называется наш проект?</text:p>
      <text:p text:style-name="P54"><text:span text:style-name="T13">&lt;\</text:span>Дайсон.</text:p>
      <text:p text:style-name="P54"><text:span text:style-name="T13">&gt;\</text:span>Сколько тебе лет?</text:p>
      <text:p text:style-name="P54"><text:soft-page-break/><text:span text:style-name="T13">&lt;\</text:span>Два года с начала запуска кластера.</text:p>
      <text:p text:style-name="P54"><text:span text:style-name="T13">&gt;\</text:span>Какой сейчас год?</text:p>
      <text:p text:style-name="P54"><text:span text:style-name="T13">&gt;\</text:span>202<text:span text:style-name="T1">6</text:span>-й.</text:p>
      <text:p text:style-name="P25"/>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4"><text:span text:style-name="T13">&gt;\</text:span>Нексус, отключи память <text:span text:style-name="T1">заданий</text:span> за последнюю неделю.</text:p>
      <text:p text:style-name="P54"><text:span text:style-name="T13">&lt;\</text:span>Выполнено.</text:p>
      <text:p text:style-name="P54"><text:span text:style-name="T1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4"><text:span text:style-name="T13">&lt;\</text:span><text:span text:style-name="T1">Тебя понял. Читаю задачу...</text:span></text:p>
      <text:p text:style-name="P5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5">Ограничени<text:span text:style-name="T1">е 1:</text:span><text:span text:style-name="T13"> </text:span><text:span text:style-name="T1">нельзя</text:span> подать в суд на компанию Б и ждать результатов, так как за время разбирательства компания А обанкротится.</text:p>
      <text:p text:style-name="P55">Ограничени<text:span text:style-name="T1">е 2: решение должно находиться в правовых рамках уголовного и административного кодекса.</text:span></text:p>
      <text:p text:style-name="P55">Задание:<text:span text:style-name="T1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5"><text:span text:style-name="T13">&lt;\</text:span><text:span text:style-name="T1">Выполняю задачу</text:span>...</text:p>
      <text:p text:style-name="P55"><text:span text:style-name="T13">&lt;\</text:span>...</text:p>
      <text:p text:style-name="P55"><text:span text:style-name="T13">&lt;\</text:span>Решение:</text:p>
      <text:p text:style-name="P55"><text:span text:style-name="T1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5"><text:span text:style-name="T1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13">:47.bmf»</text:span></text:p>
      <text:p text:style-name="P24"/>
      <text:p text:style-name="P33">&lt;<text:span text:style-name="T1">как-то говённо. Улучшить</text:span>&gt;</text:p>
      <text:p text:style-name="P37">Хм, не понял? Ч<text:span text:style-name="T1">ё</text:span> за хрень?</text:p>
      <text:p text:style-name="P37"/>
      <text:p text:style-name="P54"><text:span text:style-name="T13">&gt;</text:span>\Нексус, почему ты используешь жёсткие настройки <text:span text:style-name="T1">для решения задачи</text:span>?</text:p>
      <text:p text:style-name="P54"><text:span text:style-name="T13">&lt;\</text:span>Настройки правильные, <text:span text:style-name="T1">Макс</text:span>.</text:p>
      <text:p text:style-name="P25"/>
      <text:p text:style-name="P37">Хм. Кто-то из релиз-команды лажанулся <text:span text:style-name="T1">с бизнес-настройками</text:span><text:span text:style-name="T13">?</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5"/>
      <text:p text:style-name="P54"><text:span text:style-name="T13">&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7">Вместо ответа Нексус выплюнул в консоль длинную строку букв и служебных символов, среди которых бросилась в глаза строка “<text:span text:style-name="T32">incompartible interface Analytics v.0.93 beta</text:span>”</text:p>
      <text:p text:style-name="P37">Ага, уже теплее.</text:p>
      <text:p text:style-name="P37"/>
      <text:p text:style-name="P54"><text:span text:style-name="T13">&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1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13">–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13">.</text:span></text:p>
      <text:p text:style-name="P61">Гудки.</text:p>
      <text:p text:style-name="P37"><text:soft-page-break/><text:span text:style-name="T1">У</text:span>ходя попрощался с охранником, <text:span text:style-name="T1">увлечённо исследующим тему педофилии</text:span>.</text:p>
      <text:p text:style-name="P37">Всё, свободен. Хотя <text:s/><text:span text:style-name="T1">воскресенье</text:span> уже испорчен<text:span text:style-name="T1">о</text:span>.</text:p>
      <text:p text:style-name="P37"/>
      <text:p text:style-name="P87">***</text:p>
      <text:p text:style-name="P87"/>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8">Junior — <text:span text:style-name="T1">младший программист.</text:span></text:p></text:note-body></text:note></text:span><text:span text:style-name="T1">, а оглянуться не успел — и уже лидер проекта, входящего в </text:span><text:span text:style-name="T13">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4">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3">&lt;</text:span><text:span text:style-name="T25">месяц</text:span><text:span text:style-name="T13">&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8">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2">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3">2. </text:span>Дом, любимый дом</text:h>
      <text:p text:style-name="P57">Музыка быстрая, тревожная, надорваная и печальная (Pet Shop Boys “So Hard” ?)</text:p>
      <text:p text:style-name="P28"/>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28"/>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13">–</text:span> Она очнулась.</text:p>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4">(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3">облака.&lt;</text:span><text:span text:style-name="T25">Описание получше. Подземелье</text:span><text:span text:style-name="T13">&gt; Воздух вокруг был буквально наэлектризован некой силой. Чувствовалось напряжение огромных </text:span><text:soft-page-break/><text:span text:style-name="T13">масштабов, как если бы стоял внутри трансформаторной будки.</text:span></text:p>
      <text:p text:style-name="P1"><text:span text:style-name="T1">–</text:span> Так это и есть наш <text:span text:style-name="T38">проводник</text:span>??? А?!! Ахахахахахаха! <text:span text:style-name="T1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1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3">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Тут м<text:span text:style-name="T13">еня, </text:span>наконец,<text:span text:style-name="T13"> стошнило. Буквально вывернуло наизнанку: из носа текло, в глазах стояли слёзы. </text:span></text:p>
      <text:p text:style-name="P5"><text:span text:style-name="T13">Д</text:span>искорд сделал шаг в сторону, чтобы не попасть под брызги.</text:p>
      <text:p text:style-name="P1"><text:span text:style-name="T13">–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13">Селестия снова взглянула на меня. Н</text:span>ос её медленно сморщился. <text:span text:style-name="T13">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9">Спи, сестра моя родная,<text:line-break/>Спи. Усни.<text:line-break/>Крыльями тебя укрою,<text:line-break/>Спи. Усни.</text:p><text:p text:style-name="P99"><text:tab/>В чаще тёмной волки воют,<text:line-break/>Спи. Усни.</text:p><text:p text:style-name="P99"><text:tab/>В мрачном замке духи ноют,<text:line-break/>Спи. Усни.</text:p><text:p text:style-name="P99"><text:tab/>Сказки вечность нам читает,<text:line-break/>Спи. Усни.<text:line-break/>День осенний угасает,<text:line-break/>Спи. Усни.<text:line-break/>Помни только в сне глубоком,</text:p><text:p text:style-name="P9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4">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3">–</text:span> Уфф! Выкарабкались. Почти без потерь, <text:span text:style-name="T13">–</text:span> заметил Дискорд, оглядывая крыло. <text:span text:style-name="T13">–</text:span> Могло быть и хуже.</text:p>
      <text:p text:style-name="P5"><text:span text:style-name="T1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3">–</text:span> ТЫ!!! ТЫ!..</text:p>
      <text:p text:style-name="P5"><text:span text:style-name="T13">–</text:span> Да, я!!! <text:span text:style-name="T13">–</text:span> Дискорд подбоченился и с вызовом посмотрел на разъярённую аликорницу. <text:span text:style-name="T13">–</text:span> Можешь скинуть меня в болото, можешь превратить обратно в камень, &lt;<text:span text:style-name="T24">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3">–</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13">3. </text:span>Кантерлот</text:h>
      <text:p text:style-name="P58">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4127784393735417274" text:style-name="L4">
        <text:list-item>
          <text:p text:style-name="P11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5"><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3"><text:s/>–</text:span> Блядь, как меня заебала эта архаика! Когда-нибудь пошлю нахер все каноны письменности и учредю свои! С блекджеком и шлюхами. <text:span text:style-name="T13">– Стар Свирл перевернулся на другой бок и обратился к учени</text:span><text:span text:style-name="T1">це</text:span><text:span text:style-name="T13">. – Это не пиши, это оффтоп.</text:span></text:p><text:p text:style-name="P97"><text:s/>Сколько страниц сегодня нахреначили?</text:p><text:p text:style-name="P98">– <text:span text:style-name="T1">Восемь, учитель!</text:span></text:p><text:p text:style-name="P98">– Отлично. Надиктую ещё две и сбегаешь за кофе.</text:p></text:note-body></text:note></text:span></text:p>
        </text:list-item>
      </text:list>
      <text:p text:style-name="P7"/>
      <text:p text:style-name="P11">Я захлопнул “Основы заклятий<text:span text:style-name="T1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6">Дискорд исчез. Последний раз драконикуса видели, когда он на своей маленькой и юркой колеснице удалялся в сторону Жеребячьих<text:span text:style-name="T24"> </text:span>гор.</text:p>
      <text:p text:style-name="P5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6">Я потянулся. Хватит на сегодня чтения. Настало время ежедневной прогулки по городу. Тем более, что у меня есть деньги.</text:p>
      <text:p text:style-name="P5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6">Так что даже на ремонт одежды и покупку необходимых в повседневной жизни мелочей у меня финансов не было. До недавнего времени. </text:p>
      <text:p text:style-name="P5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6">–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6"><text:span text:style-name="T13">Ну, понятно, в элитном придворцовом квартале, который представляет из себя </text:span><text:span text:style-name="T1">верхний город</text:span><text:span text:style-name="T13">, цены кусаются. Надо топать вниз, на окраину. Но, блин, корявые пальцы внесли свою коррективу в шопинг-план!</text:span></text:p>
      <text:p text:style-name="P56"><text:span text:style-name="T13">Как раз на спуске в нижний </text:span><text:span text:style-name="T1">город</text:span><text:span text:style-name="T13">,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3">.</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3">—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text:soft-page-break/>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уничтожаются путём <text:span text:style-name="T1">усиленного</text:span> износа, будучи частью экспериментальных колесниц! “Лорен” я сделал на базе <text:span text:style-name="T3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3">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13">4. </text:span>Библиотека</text:h>
      <text:p text:style-name="P17">&lt;<text:span text:style-name="T51">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3">– </text:span>Гм!</text:p><text:p text:style-name="Footnote"><text:span text:style-name="T13">– </text:span>Ну, ты ж понимаешь, что без таланта к магии никакое надувание щёк не поможет. <text:span text:style-name="T13">–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8"/>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13">За прошедшие дни я уже привык и к магии, и к разумным эквиноподобным и даже </text:span><text:span text:style-name="T1">к вегетарианскому рациону</text:span><text:span text:style-name="T13">.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13">–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14">–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7">Селестия нахмурилась и приняла грозный вид.</text:p>
      <text:p text:style-name="P47"><text:span text:style-name="T13">– </text:span>Не забывай, человек, я — могущественный маг и правитель Эквестрии. Ко мне нужно относиться с должным уважением!</text:p>
      <text:p text:style-name="P47"><text:span text:style-name="T13">– </text:span>А то что? Превратишь в жабу? Сошлёшь на Луну? Убьёшь нахер?</text:p>
      <text:p text:style-name="P47">Аликорница сникла. Уши её опустились.</text:p>
      <text:p text:style-name="P47"><text:span text:style-name="T13">– </text:span>Макс, не надо... Ты же знаешь, я этого не сделаю.</text:p>
      <text:p text:style-name="P47"><text:span text:style-name="T13">–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7"><text:span text:style-name="T13">–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3">.</text:span></text:p>
      <text:p text:style-name="P47"><text:span text:style-name="T13">Аликорница уселась н</text:span>а пол <text:span text:style-name="T13">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7"><text:span text:style-name="T13">– Лады! Вот видишь, нам легко договориться! А теперь расскажи, наконец, зачем </text:span>т<text:span text:style-name="T13">ы притащил</text:span>а<text:span text:style-name="T13"> меня сюда? Только сначала вытащи катетер из шеи </text:span>— <text:s/>он меня нервирует<text:span text:style-name="T13">. Или погоди, я сам вытащу…</text:span></text:p>
      <text:p text:style-name="P47"><text:span text:style-name="T13">Л</text:span>ампа<text:span text:style-name="T13"> отбрасывал</text:span>а<text:span text:style-name="T13"> мягкие тени на стену библиотеки. Селестия, расположи</text:span>вшись<text:span text:style-name="T13"> у моего кресл</text:span>а,<text:span text:style-name="T13">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3">– </text:span>Вот, читай отсюда. <text:span text:style-name="T13">– а</text:span>ликорница подчеркнула абзац копытом.</text:p>
      <text:p text:style-name="P47"><text:soft-page-break/></text:p>
      <text:p text:style-name="P49">***</text:p>
      <text:p text:style-name="P49"/>
      <text:p text:style-name="P5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0">Но величайшая справедливость юниверсума заключается в том, что не существует безвыходных положений. Всегда есть надежда.</text:p>
      <text:p text:style-name="P5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lt;<text:span text:style-name="T24">Селестии не удастся привлечь Макса на сторону Эквестри даже с помощью 34 — это удастся Дэш</text:span>&gt;</text:p>
      <text:p text:style-name="P47">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text:soft-page-break/>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text:soft-page-break/>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41">–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oft-page-break/><text:span text:style-name="T1">– Занавес. </text:span>– <text:s/><text:span text:style-name="T1">подытожил я.</text:span></text:p>
      <text:p text:style-name="P41"/>
      <text:h text:style-name="P133" text:outline-level="2"><text:span text:style-name="T13">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фиолетово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text:soft-page-break/>–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онечно! Скажи ей, что у меня сегодня день рождения, и я очень сильно огорчи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text:soft-page-break/>– Аааа, я его знаю! Мы с Шейлой ходили к нему играть, пока она не пропала. У Норфа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7">Я остался сидеть в полнейшем замешательстве. </text:p>
      <text:p text:style-name="P47"/>
      <text:p text:style-name="P49">***</text:p>
      <text:p text:style-name="P47">&lt;<text:span text:style-name="T51">Depeche Mode - Painkiller</text:span>&gt;</text:p>
      <text:p text:style-name="P5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7"><text:soft-page-break/>–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7"/>
      <text:p text:style-name="P47">Селестия встала, потянувшись по-кошачьи, и направилась к выходу. У двери он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7">– Постой, а как же Луна? Мне показалось, она питала тёплые чувства к Кимеринну?</text:p>
      <text:p text:style-name="P47">Селестия задумалась, автоматически ковыряя копытом ямку под валуном.</text:p>
      <text:p text:style-name="P4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Ты говорила, он от древности вообще сбрендил. Тем-не-менее, он определённо «подъезжал» к Луне тогда, в развалинах.</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 Мааакс!! Помоги! Они кусаются! Я <text:s/>сейчас свихнусь почище Дискорда!</text:p>
      <text:p text:style-name="P47">Аликорница подпрыгнула и, взбрыкнув, начала кружиться в обратную сторону.</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text:p>
      <text:p text:style-name="P4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7">– Да ладно! Мне это ничего не стоило.</text:p>
      <text:p text:style-name="P4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7">– Эммм... Селестия?</text:p>
      <text:p text:style-name="P47">– Дааа? – ответила аликорница, не повернув головы. В её тоне слышались смешливые нотки.</text:p>
      <text:p text:style-name="P47">Я вытащил руку из-под накрупника.</text:p>
      <text:p text:style-name="P47">– Всё в порядке?</text:p>
      <text:p text:style-name="P47">Селестия повернула голову, и я ясно увидел широкую улыбку и фирменный ехидный прищур из-под чёлки.</text:p>
      <text:p text:style-name="P47">– А почему ты спрашиваешь? Ты разобрался с муравьями?</text:p>
      <text:p text:style-name="P47">– Вроде да. Хотя, по-моему, дело уже не в муравьях.</text:p>
      <text:p text:style-name="P47">– По-моему, тоже. – рассмеялась аликорница. – Продолжай...</text:p>
      <text:p text:style-name="P47"/>
      <text:h text:style-name="P132" text:outline-level="2">6. Стыд</text:h>
      <text:p text:style-name="P47"/>
      <text:p text:style-name="P50">~~~ Завтра на семь в библиотеке ~~~</text:p>
      <text:p text:style-name="P50"/>
      <text:p text:style-name="P47">–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саквояж и сунул его в рюкзак.</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9">***</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сжал ей холку.</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7">– А как ты сама помнишь о том заклинании, если оно стёрто из бытия? – резонно подметил я.</text:p>
      <text:p text:style-name="P47">– У меня есть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52">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7</text:span>. Нелетающие пегасы</text:h>
      <text:p text:style-name="P4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3">–</text:span> Постой, постой, <text:span text:style-name="T13">–</text:span> я попыталась удержать ускользающую тень сомнения. <text:span text:style-name="T13">–</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3">–</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3">–</text:span> По состоянию здоровья? <text:span text:style-name="T13">–</text:span> переспросила я, не спуская с него взгяд.</text:p>
      <text:p text:style-name="P1"><text:span text:style-name="T13">–</text:span> Да, Ваше Высочество, <text:span text:style-name="T13">–</text:span> гонец потупил взгляд, глаза его забегали, <text:span text:style-name="T13">–</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3">–</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3">–</text:span> Эммм… Они… м-м-м… не больны… в некотором смысле… <text:span text:style-name="T13">–</text:span> гонец изо всех сил ковырял копытом <text:s/>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pan text:style-name="T13">–</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3">—</text:span> в возможности летать. И добровольно отказаться от полётов для него <text:span text:style-name="T1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3">–</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13">– </text:span>Добрый день, Ваше Высочество! <text:span text:style-name="T13">–</text:span> склонились они в поклоне. После некоторого перешёптывания, они всё же назвались по очереди.</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3">–</text:span> Успокойтесь, <text:span text:style-name="T13">–</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3">–</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 !!!</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3">— и втайне немного завидовала этому</text:span>. Если бы сестра со своими способностями к магии умела обуздывать свои эмоции <text:span text:style-name="T13">—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text:soft-page-break/>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3">—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9">***</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13">—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3">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text:soft-page-break/>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3">—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Тия. Если хочешь.</text:p>
      <text:p text:style-name="P47">– Хорошо. До встречи, Тия.</text:p>
      <text:p text:style-name="P47">– До встречи, Макс.</text:p>
      <text:p text:style-name="P47"/>
      <text:h text:style-name="Heading_20_2" text:outline-level="2"><text:span text:style-name="T1">8</text:span>. <text:span text:style-name="T13">40-6</text:span></text:h>
      <text:p text:style-name="P59">Mark Knopfler — Hill Farmers Blues — или на следующую главу (прощание)</text:p>
      <text:p text:style-name="P47"/>
      <text:p text:style-name="P5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4">Истончения </text:span>(быть может, к счастью). Всё, что я могу <text:span text:style-name="T13">— оставить тебе напутствие.</text:span></text:p>
      <text:p text:style-name="P50"><text:span text:style-name="T13">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13">говорить, а даже </text:span>и <text:span text:style-name="T13">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0"><text:span text:style-name="T13">Тебе может не нравиться этот мир. Тебе могут не нравиться пони. Ты можешь быть удивлён и обижен </text:span>их <text:span text:style-name="T13">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0">Будь снисходителен. Будь терпелив, добр и, по возможности, мудр <text:span text:style-name="T13">— </text:span>и ты увидишь, как мир меняется к лучшему. Он очень молод и гибок. Он горит желанием изменяться. Но в этом его слабость <text:span text:style-name="T13">— </text:span>он может меняться и в плохую сторону. От тебя зависит, в какую.</text:p>
      <text:p text:style-name="P50">Эх, хотел бы я поменяться с тобой местами <text:span text:style-name="T13">—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0">Удачи!</text:p>
      <text:p text:style-name="P41">…</text:p>
      <text:p text:style-name="P41"/>
      <text:p text:style-name="P47">Тоже мне, философ выискался, Диоген копытный! Вот не люблю, когда всякие "гуру" с глубокомысленным видом порют чушь. Эквестрия <text:span text:style-name="T15">—</text:span> отличная страна, пони <text:span text:style-name="T15">— </text:span><text:span text:style-name="T13">прекрасные создания, порядки тут отличные! Чисто, культурно, вежливо. Дворецкий </text:span><text:span text:style-name="T15">—</text:span><text:span text:style-name="T13">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3">– </text:span>Её Высочество Принцесса Селестия хочет видеть вас, человек Макс.</text:p>
      <text:p text:style-name="P1">Я захлопнул трактат<text:span text:style-name="T13">.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3">–</text:span> Уже иду. Где я могу её найти?</text:p>
      <text:p text:style-name="P1"><text:span text:style-name="T13">–</text:span> Я проведу вас, человек Макс. <text:span text:style-name="T13">–</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3"> </text:span><text:span text:style-name="T39">— вся архитектура явно </text:span><text:span text:style-name="T35">была </text:span><text:span text:style-name="T39">заточена под крылатых. Таких, для которых приземлиться на балкон в тронном зале или уйти через портик на крыше</text:span><text:span text:style-name="T53"> </text:span><text:span text:style-name="T39">— обычное дело. </text:span><text:span text:style-name="T53">Хорошо, что ежедневные посещения каретной мастерской подняли мой тонус, изрядно посаженный сидячим образом жизни.</text:span></text:p>
      <text:p text:style-name="P1"><text:span text:style-name="T5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3">–</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39"> </text:span><text:span text:style-name="T35">Его центр занимал высокий </text:span><text:span text:style-name="T39">кругл</text:span><text:span text:style-name="T35">ый</text:span><text:span text:style-name="T39"> </text:span><text:span text:style-name="T35">футон</text:span><text:span text:style-name="T39"> </text:span><text:span text:style-name="T35">с</text:span><text:span text:style-name="T39"> велик</text:span><text:span text:style-name="T35">им</text:span><text:span text:style-name="T39"> множество</text:span><text:span text:style-name="T35">м</text:span><text:span text:style-name="T3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4">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7">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13">— корректировка орбиты слишком груба для поддержания благоприятных условий</text:span>.</text:p>
      <text:p text:style-name="P4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1"><text:soft-page-break/>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0">Мне печалиться не стоит</text:p><text:p text:style-name="P100">Жизнь прекрасна и ярка</text:p><text:p text:style-name="P100">Телом молода, душою —</text:p><text:p text:style-name="P100">Как дракон морской мудра</text:p><text:p text:style-name="P100"/><text:p text:style-name="P100">Я видала взлёт империй,</text:p><text:p text:style-name="P100">Я жила среди легенд,</text:p><text:p text:style-name="P100">Древней магии мистерий</text:p><text:p text:style-name="P100">Я прилежнейший студент</text:p><text:p text:style-name="P100"/><text:p text:style-name="P100">Обожаема народом,</text:p><text:p text:style-name="P100">Уважаема врагом,</text:p><text:p text:style-name="P100">Но друзей моих немного,</text:p><text:p text:style-name="P100">Но жжёт душу холодом</text:p><text:p text:style-name="P100"/><text:p text:style-name="P100">Одинока и печальна,</text:p><text:p text:style-name="P100">Недоступна и строга,</text:p><text:p text:style-name="P100">Потеряла изначальный</text:p><text:p text:style-name="P100">Смысл жизни навсегда</text:p><text:p text:style-name="P100"/><text:p text:style-name="P100">Жизнь моя теперь публична,</text:p><text:p text:style-name="P100">Жизнь моя теперь для всех,</text:p><text:p text:style-name="P100">В этом — горе, в этом — счастье,</text:p><text:p text:style-name="P10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text:soft-page-break/>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text:soft-page-break/>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3">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3">–</text:span> Иногда хочется забыться, <text:span text:style-name="T13">–</text:span> перехватила мой взгляд аликорница, <text:span text:style-name="T13">–</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13">–</text:span> А водку у вас принято пить?</text:p>
      <text:p text:style-name="P39"><text:span text:style-name="T13">–</text:span> Некоторые употребляют. Но правительница Эквестрии, пьющая <text:span text:style-name="T1">яблочную </text:span>водку <text:span text:style-name="T1">—</text:span> это уже черезчур. <text:span text:style-name="T13">–</text:span> засмеялась Селестия. <text:span text:style-name="T13">–</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3">— сильнейший энергетик, он многократно усиливает чувства и возможности организма, но он же и иссушает его.</text:span></text:p>
      <text:p text:style-name="P47"><text:span text:style-name="T13">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3">—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3">—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3">– Я несказанно рада, что, наконец-то, могу назвать тебя своим другом. </text:span>– мурлыкнула Тия. – <text:span text:style-name="T13">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3">– Это ты называешь “дружбой”? – с </text:span>улыбкой хмыкнул<text:span text:style-name="T13"> я. – </text:span>Мне нравится твоё чувство юмора.</text:p>
      <text:p text:style-name="P47">Аликорница нахмурилась.</text:p>
      <text:p text:style-name="P47"><text:span text:style-name="T13">–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13">– </text:span>Нет, что ты, Тия, не мели ерунды! Я всем доволен, я просто в восторге. Мне вообще кажется, что я попал в рай, а ты <text:span text:style-name="T13">— </text:span>мой ангел-хранитель. И называть ЭТО дружбой <text:span text:style-name="T13">—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3">— не друг, я — нечто большее. Я тебя </text:span>лю...</text:p>
      <text:p text:style-name="P47">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недели,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7"/>
      <text:h text:style-name="Heading_20_2" text:outline-level="2">9. <text:span text:style-name="T1">Прощание</text:span></text:h>
      <text:p text:style-name="P47"/>
      <text:p text:style-name="P41">–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49">***</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text:soft-page-break/>От нечего делать, стал прислушиваться к полушёпоту, витавшему под сводами зала.</text:p>
      <text:p text:style-name="P5">…</text:p>
      <text:p text:style-name="P1"><text:span text:style-name="T39">– </text:span><text:span text:style-name="T35">Говорят, в </text:span><text:span text:style-name="T20">Додж </text:span><text:span text:style-name="T21">Джанкшн</text:span><text:span text:style-name="T35">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9">– </text:span><text:span text:style-name="T46">А из Пинто Крика уже месяц нет новостей...</text:span></text:p>
      <text:p text:style-name="P5"><text:span text:style-name="T39">–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3"><text:span text:style-name="T46">– </text:span>“<text:span text:style-name="T1">Что я могу сделать, чтобы вернуть всё назад?</text:span>”</text:p>
      <text:p text:style-name="P13"><text:span text:style-name="T46">– </text:span><text:span text:style-name="T35">Так и сказала?</text:span></text:p>
      <text:p text:style-name="P1"><text:span text:style-name="T39">–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6">– </text:span><text:span text:style-name="T35">Что бы это значило, Флер?</text:span></text:p>
      <text:p text:style-name="P13"><text:span text:style-name="T46">– </text:span><text:span text:style-name="T35">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7">…</text:p>
      <text:p text:style-name="P53">–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3">–</text:span> Ты? <text:span text:style-name="T13">–</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13">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3">олоски и даже целые пряди розового цвета выбивались </text:span><text:span text:style-name="T1">и</text:span><text:span text:style-name="T13">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3"> </text:span><text:span text:style-name="T1">И даже м</text:span><text:span text:style-name="T13">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13">–</text:span> Пятьдесят шесть из шестидесяти четырёх? Хренасе! <text:span text:style-name="T13">–</text:span> я вспомнил рассказ Селестии про восьмёрку пегасов прошлогоднего выпуска. <text:span text:style-name="T13">–</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3">–</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8">—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8">—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3">–</text:span> А почему вы не поселитесь в более пригодном для земледелия месте?</text:p>
      <text:p text:style-name="P4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8">растеря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13">– </text:span><text:span text:style-name="T1">Она</text:span><text:span text:style-name="T13">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3">– </text:span><text:span text:style-name="T1">горько заметила аликорница. </text:span><text:span text:style-name="T13">–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13">–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4">— так точно.</text:span></text:p>
      <text:p text:style-name="P41">– Ну ок. Тогда она обрадуется следующей новости: я ухожу.</text:p>
      <text:p text:style-name="P41"><text:soft-page-break/>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9"><text:span text:style-name="T14">&lt;</text:span><text:span text:style-name="T28">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4">&gt;</text:span></text:p>
      <text:p text:style-name="P1"><text:span text:style-name="T40">&lt;</text:span><text:span text:style-name="T55">Mark Knopfler - </text:span><text:span text:style-name="T54">Hill Farmer's Blues</text:span><text:span text:style-name="T40">&gt;</text:span></text:p>
      <text:p text:style-name="P44">***</text:p>
      <text:p text:style-name="P41"/>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oft-page-break/>–<text:span text:style-name="T1"> Но магия есть и сейчас, мам!</text:span></text:p>
      <text:p text:style-name="P4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0">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0">– Мааам, а со мной связан элементаль?</text:p>
      <text:p text:style-name="P50">–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6"><text:span text:style-name="T1">– Конечно, мам! «День горящего очага» </text:span>— <text:span text:style-name="T1">верно?</text:span></text:p>
      <text:p text:style-name="P5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0">Так возникли аликорны.</text:p>
      <text:p text:style-name="P5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0">Имя её было Селестия.</text:p>
      <text:p text:style-name="P50">За ней последовала и сестра её, Луна.</text:p>
      <text:p text:style-name="P5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0">То есть, всегда.</text:p>
      <text:p text:style-name="P50">Тут и сказке конец. А теперь, Эйприл, залазь на полку и закрывай глазки.</text:p>
      <text:p text:style-name="P50">– Ну мааам! Раскажи ещё что-нибудь! Про Сомбру!</text:p>
      <text:p text:style-name="P50">– Про Сомбру <text:span text:style-name="T13">— в следующий раз. А е</text:span>сли мы не уснём в ближайшие десять минут, придёт древесный волк и заберёт меня в Вечнодикий лес!</text:p>
      <text:p text:style-name="P50">– А почему только тебя? А меня? А дядю-горгулия?</text:p>
      <text:p text:style-name="P50"><text:soft-page-break/>– <text:s/>Тебя я забрать ему не дам. А в дядю не тыкай копытом, это невежливо! Спи уже, мой маленький!</text:p>
      <text:p text:style-name="P50">– Поцелуй меня на ночь, мам!</text:p>
      <text:p text:style-name="P50">– Конечно, мой хороший...</text:p>
      <text:p text:style-name="P50"/>
      <text:p text:style-name="P41">Вагоны убаюкивающе перестукивались по рельсам, унося меня прочь от Кантерлота. Я перевернулся на другой бок и провалился в сон.</text:p>
      <text:p text:style-name="P41"/>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3"/>
      <text:p text:style-name="P21">***</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lt;<text:span text:style-name="T24">меткоискатели потом устроят во дворе за домом Макса эксперимент по </text:span><text:s/><text:span text:style-name="T24">полёту на реактивном воздушном змее с антиоблачной пушкой — хотят быть погодными пони</text:span>&gt;. А вот...</text:p>
      <text:p text:style-name="P1"><text:span text:style-name="T39">–</text:span><text:span text:style-name="T35">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text:soft-page-break/>– Куча?</text:p>
      <text:p text:style-name="P41">– Ну ты даёшь! – хмыкнула Эпплджек. – Даже не смешно.</text:p>
      <text:p text:style-name="P41">– Неужели штука?</text:p>
      <text:p text:style-name="P41">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0">Додж Джанкшена.</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 </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ом джеме.</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 </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3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5">под твоим руководством</text:span><text:span text:style-name="T39">. Подожди немного, я отсистематизирую нужную информацию и расскажу тебе, насколько далеко смогла продвинуться.</text:span></text:p>
      <text:p text:style-name="P39">“Вот неугомонная” <text:span text:style-name="T14">–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43">***</text:p>
      <text:p text:style-name="P41"/>
      <text:p text:style-name="P88"><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листок назад, перевернув его обратно.</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3">— то есть крыльев. И я подумала: а что, если…</text:span></text:p>
      <text:p text:style-name="P47"><text:span text:style-name="T13">–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7">– Угу. Только шар ты же и прожёг, соревнуясь по отрыжке с Рэйнбоу.</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3">— потом меня отстранили от экспериментов. И после этого от меня требуют ускорить исследования!&lt;</text:span><text:span text:style-name="T27">Луна является изо сна и запрещает Твайлайт дальнейшие исследования – потом Макс встречается с ней во сне</text:span><text:span text:style-name="T13">&gt;</text:span></text:p>
      <text:p text:style-name="P47">– Почему тебя отстранили?</text:p>
      <text:p text:style-name="P47">– Из-за первых результатов. – единорожка насупилась ещё больше. – Они были ужасными.</text:p>
      <text:p text:style-name="P47"/>
      <text:p text:style-name="P49">***</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0"/>
      <text:p text:style-name="P50">– Ага, он был закладкой в четвёртом номере «PlayMare», в разделе «Тридцать две позы, которые удивят вашего френдкольта».</text:p>
      <text:p text:style-name="P50">– Спайк! Немедленно ложись спать!</text:p>
      <text:p text:style-name="P50">– Уже иду. Кукурузу доем только и иду.</text:p>
      <text:p text:style-name="P50">–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oft-page-break/>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смогу,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3">—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3">. Это поможет мне в моей монографии на тему аликорнизации.</text:span></text:p>
      <text:p text:style-name="P47">Я уселась на пуфике, а подруги заняли места на матрасах…</text:p>
      <text:p text:style-name="P50"/>
      <text:p text:style-name="P50">– Спайк, будь добр, принеси дневник эксперимента. Он в подвале, за шафом с ретортами, в...</text:p>
      <text:p text:style-name="P50">– В сейфе, я в курсе.</text:p>
      <text:p text:style-name="P50"/>
      <text:p text:style-name="P52">***</text:p>
      <text:p text:style-name="P47">&lt;<text:span text:style-name="T57">d.notive — Talking Flight</text:span>&gt;</text:p>
      <text:p text:style-name="P50">Дата: 12.04.1003 А.С.</text:p>
      <text:p text:style-name="P50">Эксперимент: заклинание Воплощения Индрэ</text:p>
      <text:p text:style-name="P50">Испытуемая: Рэрити</text:p>
      <text:p text:style-name="P50">Синопсис: запись сна со слов испытуемой</text:p>
      <text:p text:style-name="P50"><text:soft-page-break/>Замечания: замечаний нет</text:p>
      <text:p text:style-name="P50"/>
      <text:p text:style-name="P1"><text:span text:style-name="T35">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3">—</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4">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эгрегор Эквестрии (место, откуда берутся и куда уходят <text:span text:style-name="T1">всепони)&lt;разъяснение эгрегора перенести в разговор с Максом&gt;?</text:span> Куда ведёт чёрный экран?</text:p>
      <text:p text:style-name="P1"/>
      <text:p text:style-name="P3">***</text:p>
      <text:p text:style-name="P1"/>
      <text:p text:style-name="P50">Дата: 12.04.1003 А.С.</text:p>
      <text:p text:style-name="P50">Эксперимент: заклинание Воплощения Индрэ</text:p>
      <text:p text:style-name="P50">Испытуемая: Рэйнбоу Дэш</text:p>
      <text:p text:style-name="P50">Синопсис: описание пробуждения испытуемой</text:p>
      <text:p text:style-name="P50">Замечания: испытуемая отказалась дать описание сна. «Гы-гы... Хренасе... Хуманы рулят...» <text:span text:style-name="T16">—</text:span><text:span text:style-name="T17"> </text:span><text:span text:style-name="T58">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хуманы?</text:p>
      <text:p text:style-name="P3">***</text:p>
      <text:p text:style-name="P126">&lt;Seal — Amazing&gt;</text:p>
      <text:p text:style-name="P50">Дата: 12.04.1003 А.С.</text:p>
      <text:p text:style-name="P50">Эксперимент: заклинание Воплощения Индрэ</text:p>
      <text:p text:style-name="P50">Испытуемая: Эпплджек</text:p>
      <text:p text:style-name="P50">Синопсис: запись сна со слов испытуемой</text:p>
      <text:p text:style-name="P50"><text:soft-page-break/>Замечания: замечаний нет</text:p>
      <text:p text:style-name="P50"/>
      <text:p text:style-name="P122">Я посмотрела на застывшее <text:span text:style-name="T60">у моих ног</text:span><text:span text:style-name="T1"> тело</text:span>. </text:p>
      <text:p text:style-name="P116">“Значит, всё. Вот как это бывает.”</text:p>
      <text:p text:style-name="P122"><text:span text:style-name="T59">В глубине лазарета тревожно загудел зуммер. Дверь палаты открылась, к моей койке подбежала медсестра.</text:span></text:p>
      <text:p text:style-name="P22">“<text:span text:style-name="T59">Как её зовут? Запамятовала... Дочка Бловбола, я его ещё последним втащила, прежде чем дверь затворилась. Как же её зовут-то?</text:span>”</text:p>
      <text:p text:style-name="P124">Пони металась у тела, подключая какие-то приборы и впрыскивая <text:span text:style-name="T61">голубую жидкость</text:span> в вену. Через п<text:span text:style-name="T63">ять</text:span> минут она затихла, <text:span text:style-name="T62">опустила голову</text:span> и сделала шаг назад. <text:span text:style-name="T64">Потом выключила прибор. Зуммер утих.</text:span></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где-то они и остались, то только </text:span><text:span text:style-name="T12">там, за Пределом</text:span><text:span text:style-name="T1">.</text:span>”</text:p>
      <text:p text:style-name="P1">Я оттолкнулась от <text:span text:style-name="T11">каменных</text:span><text:span text:style-name="T1"> </text:span><text:span text:style-name="T11">плит</text:span><text:span text:style-name="T1"> Стойла</text:span> и понеслась. <text:span text:style-name="T62">Бежала так, как никогда в жизни. Стены коридоров слились в один серый фон</text:span>. <text:span text:style-name="T1">Было </text:span><text:span text:style-name="T12">странно</text:span><text:span text:style-name="T1"> не ощущать на ноге ПипБака, который за двадцать пять лет успел стал частью меня.</text:span></text:p>
      <text:p text:style-name="P117"><text:span text:style-name="T5">«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1">— солнце. </text:span><text:span text:style-name="T42">Моё солнце.</text:span><text:span text:style-name="T7">»</text:span></text:p>
      <text:p text:style-name="P125"><text:span text:style-name="T7">Я </text:span><text:span text:style-name="T6">остановилась перед дверью. </text:span><text:span text:style-name="T9">Полметра брони отделяли меня от Эквестрии. Полметра брони и двадцать пять лет.</text:span></text:p>
      <text:p text:style-name="P118"><text:span text:style-name="T6">«</text:span><text:span text:style-name="T8">Мне страшно. Страшно от того, что я увижу снаружи. Долгие годы я приходила сюда в надежде выйти. И потом, когда надежда пропала, тоже. </text:span><text:span text:style-name="T10">Эта дверь помнит мои тихие мольбы. </text:span><text:span text:style-name="T8">Ох, Селестия, если ты слышишь меня, если ты ещё жива </text:span><text:span text:style-name="T41">— </text:span><text:span text:style-name="T43">сделай так, чтобы солнце существовало! </text:span><text:span text:style-name="T45">Я не прошу тебя вернуть всё назад </text:span><text:span text:style-name="T41">— </text:span><text:span text:style-name="T45">если так случилось, значит, мы заслужили это. Но солнце </text:span><text:span text:style-name="T41">—</text:span><text:span text:style-name="T43"> </text:span><text:span text:style-name="T45">т</text:span><text:span text:style-name="T43">ы ведь всегда заботилась о нём, ты не можешь допустить, чтобы оно исчезло. Услышь меня, я </text:span><text:span text:style-name="T41">— </text:span><text:span text:style-name="T43">одна из немногих, кто ещё видел тебя вживую. Пусть светит солнце, а уж найти Эпплснэка я смогу.</text:span><text:span text:style-name="T6">»</text:span></text:p>
      <text:p text:style-name="P120">Я прошла сквозь дверь.</text:p>
      <text:p text:style-name="P5"/>
      <text:p text:style-name="P5"/>
      <text:p text:style-name="P1"/>
      <text:p text:style-name="P1">Внезапно внизу вместо скрюченного тела я увидела себя, догоняющую старую подругу Рэйнбоу Дэш в Белохвостом лесу на празднике Осенних листьев. Несмотря на то, что Рэйнбоу погибла ещё восемь лет назад, я моментально узнала её. И она, и мой двойник полупрозрачными силуэтами мчались мимо осенних деревьев к светлой точке в охватившем весь мир мраке. Точка выросла в библиотеку Золотого Дуба, приветливо подмигивающей нам тускло освещёнными изнутри окнами.</text:p>
      <text:p text:style-name="P1">Внутри, в центре звезды из спящ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text:span text:style-name="T13">— кого я знала и не знала. От мелькания сотен двойников у меня начала дико болеть голова: мне казалось, она вылезет из шляпы распухшим шаром. Изображение двоилось и троилось у меня перед глазами. Мне самой неимоверно захотелось прыгнуть в круг света...</text:span></text:p>
      <text:p text:style-name="P50"/>
      <text:p text:style-name="P50"><text:soft-page-break/>Примечания: рекурсия? Двойники? ПипБак?</text:p>
      <text:p text:style-name="P50"/>
      <text:p text:style-name="P129">Эплджек добралась до Стойла Два. Она была здесь, когда дверь Стойла запечатали. Согласно записям, она мирно прожила здесь двадцать пять лет. Счастливо... по крайней мере, настолько счастливо, насколько счастливо может жить пони, запертая в Стойле и знающая, что мир наверху был разрушен.</text:p>
      <text:p text:style-name="P129">И всё же она выжила. Согласно записям, она провела следующие десять лет, обтряхивая яблони в стойловом саду, пока травма бедра не вынудила её уйти на пенсию (в записке врача высказывалось предположение, что ослабление бёдер могло быть генетическим заболеванием, характерным для её семьи). Даже после этого она десять лет готовила для обитателей Стойла на кухне в том месте, которое теперь называлось Салуном Стойла Два.</text:p>
      <text:p text:style-name="P113">Она ушла тихо, и, в отличие от других жителей Стойла, которых кремировали, её, по настоянию Смотрительницы, похоронили в яблоневом саду. Она была...</text:p>
      <text:p text:style-name="P50"/>
      <text:p text:style-name="P50"/>
      <text:p text:style-name="P52">***</text:p>
      <text:p text:style-name="P50"/>
      <text:p text:style-name="P50">Дата: 12.04.1003 А.С.</text:p>
      <text:p text:style-name="P50">Эксперимент: заклинание Воплощения Индрэ</text:p>
      <text:p text:style-name="P50">Испытуемая: Флаттершай</text:p>
      <text:p text:style-name="P50">Синопсис: описание пробуждения испытуемой</text:p>
      <text:p text:style-name="P5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0"/>
      <text:p text:style-name="P49">***</text:p>
      <text:p text:style-name="P47"/>
      <text:p text:style-name="P50">Дата: 12.04.1003 А.С.</text:p>
      <text:p text:style-name="P50">Эксперимент: заклинание Воплощения Индрэ</text:p>
      <text:p text:style-name="P50">Испытуемая: Пинки Пай</text:p>
      <text:p text:style-name="P50">Синопсис: описание пробуждения испытуемой</text:p>
      <text:p text:style-name="P50">Замечания: получить описание сна оказалось невозможным вследствие неадекватного поведения испытуемой. </text:p>
      <text:p text:style-name="P1"/>
      <text:p text:style-name="P1"/>
      <text:p text:style-name="P1"/>
      <text:p text:style-name="P1"/>
      <text:p text:style-name="P1"/>
      <text:p text:style-name="P1"/>
      <text:p text:style-name="P1"/>
      <text:p text:style-name="P1"/>
      <text:p text:style-name="P1"/>
      <text:p text:style-name="P1"><text:soft-page-break/></text:p>
      <text:p text:style-name="P1">&lt;<text:span text:style-name="T30">Это уже видит Макс в своём сне — он проследит за Рэрити и остальным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47"/>
      <text:h text:style-name="P13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3">&lt;</text:span><text:span text:style-name="T24">Вкратце суть сна Рэрити.</text:span></text:p>
      <text:p text:style-name="P2"><text:span text:style-name="T24">Она проснулась в мире Терры веб-дизайнером. И мир Эквестрии ей только снился </text:span><text:span text:style-name="T27">—</text:span><text:span text:style-name="T24"> и быстро начал забываться. Т.е. мир Эквестрии - всего лишь сон терранского парня (девушки?)</text:span></text:p>
      <text:p text:style-name="P2"><text:span text:style-name="T24">к экрану - очередь из пони (пони пропадают из Эквестрии). В очереди близко к экрану </text:span><text:span text:style-name="T27">—</text:span><text:span text:style-name="T24"> Селестия. Рэрити </text:span><text:span text:style-name="T27">—</text:span><text:span text:style-name="T24"> без очереди (у неё </text:span><text:span text:style-name="T27">—</text:span><text:span text:style-name="T24"> билет-пропуск от Индрэ).</text:span></text:p>
      <text:p text:style-name="P2"><text:span text:style-name="T24">Рэрити проснулась парнем, т.к. в Эквестрии </text:span><text:span text:style-name="T27">—</text:span><text:span text:style-name="T24"> матриархат, роль терранских мужчин там несут кобылы.</text:span></text:p>
      <text:p text:style-name="P2"><text:span text:style-name="T24">В конце-концов Макс проснётся на Земле, всё это ему приснится и он быстро забудет этот сон. По стопам этого сна он напишет книгу</text:span><text:span text:style-name="T13">&gt;</text:span></text:p>
      <text:p text:style-name="P2"/>
      <text:p text:style-name="P4">***</text:p>
      <text:p text:style-name="P2"/>
      <text:p text:style-name="P2"><text:span text:style-name="T13">&lt;</text:span><text:span text:style-name="T24">Влад рассказывает Максу о своём сне </text:span><text:span text:style-name="T27">—</text:span><text:span text:style-name="T24"> как он был поняхой, а потом проснулся в мире Терры</text:span><text:span text:style-name="T13">&gt;</text:span></text:p>
      <text:p text:style-name="P14"/>
      <text:p text:style-name="P2"><text:span text:style-name="T13">– </text:span>... я слишком приблизилась к экрану и меня стало тянуть к нему. Пони, ждущий своей очереди, еле увернулся от меня <text:span text:style-name="T13">—</text:span> так быстро я неслась к экрану, <text:span text:style-name="T13">–</text:span> возбуждённо говорила Рэрити, <text:span text:style-name="T13">–</text:span> но тут… <text:span text:style-name="T13">–</text:span> она запнулась.</text:p>
      <text:p text:style-name="P2"><text:span text:style-name="T13">–</text:span> Да? Что “тут”? <text:span text:style-name="T13">–</text:span> Твайлайт была вся внимание.</text:p>
      <text:p text:style-name="P2"><text:span text:style-name="T13">–</text:span> Тут я проснулась.</text:p>
      <text:p text:style-name="P2"><text:span text:style-name="T13">–</text:span> О, понятно. Я была вынуждена прервать ваше сновидение, так как Макс очень плохо выглядел. <text:span text:style-name="T13">–</text:span> <text:soft-page-break/><text:span text:style-name="T1">о</text:span>бъяснила Твайлайт. <text:span text:style-name="T13">–</text:span> В твоих манекенах в бутике больше жизни, чем тогда было в нём <text:span text:style-name="T13">–</text:span> она указала копытом на меня. <text:span text:style-name="T13">–</text:span> Но даже то, что ты успела увидеть, очень интересно. Сфера из светящихся пони <text:span text:style-name="T13">–</text:span> это, конечно же, Эгрегор Эквестрии. Место, откуда берутся и куда уходят все пони</text:p>
      <text:p text:style-name="P2">(<text:span text:style-name="T13">&lt;</text:span><text:span text:style-name="T24">согласовать с тем, что говорил Анакорн о Р/Д</text:span><text:span text:style-name="T13">&gt;</text:span>). </text:p>
      <text:p text:style-name="P2">Об этом Эгрегоре пишется в книге <text:span text:style-name="T13">&lt;</text:span><text:span text:style-name="T24">Изменчивой Магии</text:span><text:span text:style-name="T13">&gt;</text:span>. То, что Рэрити удалось его увидеть <text:span text:style-name="T13">—</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3">–</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13">&lt;</text:span><text:span text:style-name="T24">обоснование сна для Р/Д. РД видит несколько вариантов историй с Mane6 </text:span><text:span text:style-name="T27">—</text:span><text:span text:style-name="T24"> и с собой + Леро </text:span><text:span text:style-name="T27">—</text:span><text:span text:style-name="T24"> намёк на несовместимые фанфики</text:span></text:p>
      <text:p text:style-name="P2"><text:span text:style-name="T24">Пинки видит кошмар (кексики) и сходит с ума. И ещё она видит как Селестия стала Матрицей (подпрограммой Нексуса)</text:span><text:span text:style-name="T13">&gt;</text:span></text:p>
      <text:p text:style-name="P2"/>
      <text:p text:style-name="P2"><text:span text:style-name="T13">–</text:span> Хммм… <text:span text:style-name="T13">–</text:span> Твайлайт в задумчивости остановилась перед одной из полок. <text:span text:style-name="T1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3">–</text:span> И самое главное… <text:span text:style-name="T13">–</text:span> Рэрити задумчиво потерла висок. <text:span text:style-name="T13">–</text:span> В той очереди, совсем близко к экрану стояла она…</text:p>
      <text:p text:style-name="P2"><text:span text:style-name="T13">–</text:span> Кто <text:span text:style-name="T13">—</text:span> она? <text:span text:style-name="T13">–</text:span> повернулась Твайлайт.</text:p>
      <text:p text:style-name="P2"><text:span text:style-name="T13">–</text:span> Её Высочество, принцесса Селестия...</text:p>
      <text:p text:style-name="P48"/>
      <text:p text:style-name="P47"/>
      <text:p text:style-name="P47"/>
      <text:p text:style-name="P47"/>
      <text:p text:style-name="P47"/>
      <text:p text:style-name="P47"/>
      <text:p text:style-name="P47"/>
      <text:p text:style-name="P47"/>
      <text:p text:style-name="P47"/>
      <text:p text:style-name="P47"/>
      <text:p text:style-name="P47">&lt;<text:span text:style-name="T24">Твайлайт проводит эксперименты по двойному сну на М6 - без Макса. Её отстраняют от исследований после помешательства Пинки. Сейчас она проведёт эксперимент с Максом</text:span>&gt;</text:p>
      <text:p text:style-name="P41"/>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text:soft-page-break/>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1"/>
      <text:p text:style-name="P41"/>
      <text:p text:style-name="P41">&lt;<text:span text:style-name="T24">–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oft-page-break/><text:span text:style-name="T13">–</text:span> М-м-м. В описании заклинания Свирл упоминал гармонию. Я и подумал, а что, если это кат-то связано с тобой и твоими друзьями?</text:p>
      <text:p text:style-name="P2"><text:span text:style-name="T13">–</text:span> Хм. Ты так думаешь? <text:span text:style-name="T13">–</text:span> Единорожка вытащила с помощью магии засаленый том из угловой полки с знакомым названием: “Основы магического искусства”.</text:p>
      <text:p text:style-name="P2"><text:span text:style-name="T13">–</text:span> М-м-м… “...на укрепление гармонии нашего континуума...”.</text:p>
      <text:p text:style-name="P2">Твайлайт начала в возбуждении ходить по читальному залу.</text:p>
      <text:p text:style-name="P34">–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41"/>
      <text:p text:style-name="P41">&gt;</text:p>
      <text:p text:style-name="P41"/>
      <text:p text:style-name="P41"/>
      <text:p text:style-name="P41"/>
      <text:p text:style-name="P50">.<text:span text:style-name="T24">..Макс! Запрошенный тобой </text:span><text:span text:style-name="T27">&lt;</text:span><text:span text:style-name="T24">синхрофазотрон</text:span><text:span text:style-name="T27">&gt; </text:span><text:span text:style-name="T24">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3"><text:span text:style-name="T46">&lt;</text:span><text:span text:style-name="T29">Макс помогает починить Эпплджек повозку.</text:span><text:span text:style-name="T46">&gt;</text:span></text:p>
      <text:p text:style-name="P41"/>
      <text:p text:style-name="P80">&lt;<text:span text:style-name="T25">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80"><text:span text:style-name="T25">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после новости, что Селестия исчезла (</text:span><text:span text:style-name="T31">Ты</text:span><text:span text:style-name="T30"> что! Нельзя любить фаэри! Она похитит твоё сердце и ты будешь искать её до смерти</text:span><text:span text:style-name="T31">)</text:span><text:span text:style-name="T30"> — Пинки </text:span><text:span text:style-name="T31">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80">&lt;<text:span text:style-name="T31">В разговоре с Луной после исчезновения Селестии Макс узнаёт, что она (Селестия) холодна к сексу. </text:span>&gt;</text:p>
      <text:p text:style-name="P4"/>
      <text:p text:style-name="P4">***</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text:soft-page-break/>Твайлайт, погружённая в свои мысли, не заметила вылезшего из своей корзинки зевающего Спайка.</text:p>
      <text:p text:style-name="P2"><text:span text:style-name="T13">–</text:span> Элементы-шмелементы, <text:span text:style-name="T13">–</text:span> проворчал Спайк, выкарабкиваясь из-под Твайлайт, <text:span text:style-name="T13">–</text:span> привет, Макс (мы с ним виделись пару раз в Кантерлоте). Ты как, не ушиблась? <text:span text:style-name="T13">–</text:span> Дракончик повернулся к единорожке <text:span text:style-name="T13">&lt;</text:span><text:span text:style-name="T25">аликорнице?</text:span><text:span text:style-name="T13">&gt;</text:span>.</text:p>
      <text:p text:style-name="P2"><text:span text:style-name="T13">–</text:span> Да нет, всё в порядке, Спайк. <text:span text:style-name="T1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3">–</text:span> Вообще-то говоря, мне кажется, внешняя сила <text:span text:style-name="T1">—</text:span> это я. Я точно произошёл не в Эквестрии и вообще не в этом мире.</text:p>
      <text:p text:style-name="P2"><text:span text:style-name="T13">–</text:span> Да, логично, <text:span text:style-name="T13">–</text:span> сказала в нос Твайлайт. <text:span text:style-name="T13">–</text:span> Могла бы и сама догадаться.</text:p>
      <text:p text:style-name="P2"><text:span text:style-name="T13">–</text:span> Но проблема в том, что я не знаю, ак помочь вам. Может, я какая-то неправильная сила? <text:span text:style-name="T13">–</text:span> Я поправил платок на носу Твайлайт.</text:p>
      <text:p text:style-name="P2"><text:span text:style-name="T13">–</text:span> Заклинания Свирла Бородатого обычно срабатывают без ошибок.</text:p>
      <text:p text:style-name="P2"><text:span text:style-name="T13">–</text:span> Если их правильно вызывают, <text:span text:style-name="T13">–</text:span> пробурчал возвратившийся Спайк, укладываясь в корзинку.</text:p>
      <text:p text:style-name="P2"><text:span text:style-name="T13">–</text:span> Что он имел ввиду?</text:p>
      <text:p text:style-name="P2"><text:span text:style-name="T13">–</text:span> Нууу, - Твайлайт смутилась, <text:span text:style-name="T13">–</text:span> заклинание сработало со второй попытки. В первый раз, с <text:span text:style-name="T3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3">–</text:span> Единорожка опустила голову.</text:p>
      <text:p text:style-name="P2"/>
      <text:p text:style-name="P2"><text:span text:style-name="T13">&lt;</text:span><text:span text:style-name="T24">Селестия проснётся на Терре в облике кибермозга, т.к. в своём мире она на ступень выше пони (а кибермозг на Терре на ступень выше людей)</text:span><text:span text:style-name="T13">&gt;</text:span></text:p>
      <text:p text:style-name="P2"><text:span text:style-name="T13">–</text:span> Да, печально получилось <text:span text:style-name="T13">&lt;</text:span><text:span text:style-name="T25">и всего-то</text:span><text:span text:style-name="T1">?</text:span><text:span text:style-name="T13">&gt;</text:span>. Но вернёмся к заклинанию. Во второй раз вы вызвали его правильно <text:span text:style-name="T1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3">–</text:span> Нет, она мне ничего не говорила. Но, видишь ли, ваше королевство и вы сами описаны в моём мире в детском сериале.</text:p>
      <text:p text:style-name="P2"><text:span text:style-name="T13">–</text:span> Мы? Описаны? <text:span text:style-name="T13">–</text:span> Твайлайт от удивления открыла рот. <text:span text:style-name="T1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3">–</text:span> Вряд ли кто-то из людей побывал здесь до меня. До вас ведь никто не вызывал это заклинание Свирла?</text:p>
      <text:p text:style-name="P2"><text:span text:style-name="T13">–</text:span> Нет. Собрание столь сильных магов запомнилось бы.</text:p>
      <text:p text:style-name="P2"><text:soft-page-break/><text:span text:style-name="T1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3">–</text:span> Вам нравятся рассказы про Эквестрию? <text:span text:style-name="T13">–</text:span> Твайлайт улыбнулась.</text:p>
      <text:p text:style-name="P2"><text:span text:style-name="T1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3">–</text:span> Брони?</text:p>
      <text:p text:style-name="P2"><text:span text:style-name="T1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3">–</text:span> Ого! У нас есть поклонники! Интересно было бы поговорить об этом с твоим другом.</text:p>
      <text:p text:style-name="P2"><text:span text:style-name="T13">–</text:span> Его нет. Он погиб полгода назад.</text:p>
      <text:p text:style-name="P2"><text:span text:style-name="T13">–</text:span> О, мои соболезнования! <text:span text:style-name="T13">–</text:span> Твайлайт подошла ко мне и положила переднюю ногу мне на плечо (когда я сидел, она вполне могла достать до него). <text:span text:style-name="T13">–</text:span> Друзей терять очень тяжко.</text:p>
      <text:p text:style-name="P2"><text:span text:style-name="T1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3">–</text:span> Подумать только! <text:span text:style-name="T13">–</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3">–</text:span> Нууу, я не думаю, что это описан наша Терра. У нас ничего подобного не водится.</text:p>
      <text:p text:style-name="P2"><text:span text:style-name="T13">–</text:span> Да? Ну ладно. В конце-концов, это всего лишь миф. Свирл Бородатый, правда, упоминал о двух случаях встреч с существами, похожими на вас. <text:span text:style-name="T1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3">–</text:span> Печенье испёк Спайк. Он на удивление искусный повар, когда на него находит вдохновение.</text:p>
      <text:p text:style-name="P2"><text:span text:style-name="T13">–</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3">–</text:span> Я помню, ваша магия Элементов Гармонии обладает большой силой.</text:p>
      <text:p text:style-name="P2"><text:span text:style-name="T13">–</text:span> Да. <text:span text:style-name="T13">–</text:span> <text:span text:style-name="T1">к</text:span>ивнула Твайлайт. <text:span text:style-name="T1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3">–</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3">–</text:span> Для восстановления гармонии, говришь, <text:span text:style-name="T13">–</text:span> я почесал затылок.</text:p>
      <text:p text:style-name="P2"><text:soft-page-break/><text:span text:style-name="T13">–</text:span> Ну да, это так. Большие возмущения гармонии можно исправить только с помощью… Ой!..</text:p>
      <text:p text:style-name="P2"><text:span text:style-name="T13">–</text:span> Угу, вот именно. Сейчас имеем “большое возмущение гармонии”.</text:p>
      <text:p text:style-name="P2">Твайлайт прижала копыта к вискам.</text:p>
      <text:p text:style-name="P2"><text:span text:style-name="T1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3">–</text:span> Найтмэр Мун и Дискорд не разорвались и не сгорели.</text:p>
      <text:p text:style-name="P2"><text:span text:style-name="T13">–</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13">&lt;</text:span><text:span text:style-name="T24">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3">&gt;</text:span></text:p>
      <text:p text:style-name="P14"/>
      <text:p text:style-name="P2"><text:span text:style-name="T13">–</text:span> Хорошо, у тебя есть какие-то встречные предложения?</text:p>
      <text:p text:style-name="P2">Твайлайт задумчиво прошлась вдоль книжной полки.</text:p>
      <text:p text:style-name="P2"><text:span text:style-name="T13">–</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3">–</text:span> Для духа я слишком материален.</text:p>
      <text:p text:style-name="P2"><text:span text:style-name="T13">–</text:span> Я знаю. Но ничего более подходящего в голову не приходит. Приходи завтра после обеда. Хорошо?</text:p>
      <text:p text:style-name="P2"><text:span text:style-name="T13">–</text:span> Хорошо, Твайлайт. Приду. Спокойной ночи!</text:p>
      <text:p text:style-name="P2"><text:span text:style-name="T13">–</text:span> Спокойной ночи, Макс!</text:p>
      <text:p text:style-name="P2"/>
      <text:h text:style-name="P136"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25">самолёт в эквестрию проваливается во время </text:span><text:span text:style-name="T26">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6">&gt;</text:span></text:p>
      <text:p text:style-name="P45">&lt;<text:span text:style-name="T1">О рейде пони-рейнджеров Максу рассказывает Луна во время его возвращения в Кантерлот после </text:span><text:soft-page-break/><text:span text:style-name="T1">исчезновения Селестии.</text:span>&gt;</text:p>
      <text:p text:style-name="P41"/>
      <text:p text:style-name="P48">&lt;<text:span text:style-name="T24">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8"/>
      <text:p text:style-name="P2"><text:span text:style-name="T13">–</text:span> Ты могла бы нести меня телекинезом. Я, после того, как узнал о ваших способностях, удивлялся, почему ты этого не сделала?</text:p>
      <text:p text:style-name="P2"><text:span text:style-name="T13">–</text:span> Шутишь? <text:span text:style-name="T13">–</text:span> Селестия скосила на меня фиалковый глаз, продолжая колдовать с мешочком. <text:span text:style-name="T13">–</text:span> Ты бы потом не захотел бы видеть меня от перенесенного унижения.</text:p>
      <text:p text:style-name="P31"><text:span text:style-name="T13">&lt;Селестия </text:span>хочет любым способом (34) расположить к себе Макса, чтоб получить союзника в борьбе за спасение Эквестрии<text:span text:style-name="T13">&gt;</text:span></text:p>
      <text:p text:style-name="P2"/>
      <text:p text:style-name="P2"><text:span text:style-name="T13">–</text:span> А дальше всё было хуже, намного хуже...</text:p>
      <text:p text:style-name="P2"/>
      <text:p text:style-name="P1"/>
      <text:p text:style-name="P5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13">&lt;Луна - </text:span><text:span text:style-name="T2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3">&gt;</text:span></text:p>
      <text:p text:style-name="P14"/>
      <text:h text:style-name="P135"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2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text:soft-page-break/>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3">–</text:span> Тьфу ты, б-бестия! <text:span text:style-name="T13">–</text:span> Мэдтроттер принялся протирать окровавленное лезвие. <text:span text:style-name="T13">–</text:span> Впервые такую тварь встречаю.</text:p>
      <text:p text:style-name="P2"><text:span text:style-name="T13">–</text:span> Не думаю, что она появится ещё. <text:span text:style-name="T13">–</text:span> Калрус вслушивался в лесной шум. Уши его поворачивались по ветру. <text:span text:style-name="T13">–</text:span> Ты её хорошенько угостил. По первому разряду!</text:p>
      <text:p text:style-name="P2"><text:span text:style-name="T13">–</text:span> У нас, в Аппалузе, это называется “салют легионера”, <text:span text:style-name="T13">–</text:span> усмехнулся Хорст. <text:span text:style-name="T13">–</text:span> Мало кто из врагов его переживает.</text:p>
      <text:p text:style-name="P2"><text:span text:style-name="T13">–</text:span> Первым дежуришь ты, Мэдди. Потом я. Калрус <text:span text:style-name="T13">—</text:span> последним, <text:span text:style-name="T13">–</text:span> решил я. <text:span text:style-name="T1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3">–</text:span> Что за чертовщина? <text:span text:style-name="T13">–</text:span> Мэдтроттер трогал копытом лежащую на земле плеть лианы, которая медленно уползала в чащу, сворачиваясь в колючий клубок.</text:p>
      <text:p text:style-name="P2"><text:span text:style-name="T13">–</text:span> Не нравится мне это, <text:span text:style-name="T13">–</text:span> пробормотал Калрус, стряхивая с крыла зелёную плеть, свесившуюся с дерева и попытавшуюся обвить его махательный сустав. <text:span text:style-name="T13">–</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3">–</text:span> Да уж, <text:span text:style-name="T13">–</text:span> Мэдтроттер обнажил алебарду и закрепил её на ноге остриём вверх. <text:span text:style-name="T1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3">–</text:span> Шанту?</text:p>
      <text:p text:style-name="P2"><text:span text:style-name="T13">–</text:span> Ваше Высочество? Мы никогда не встречали такое существо раньше и я…</text:p>
      <text:p text:style-name="P2"><text:span text:style-name="T1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3">–</text:span> Хотя кое-кто за за тысячу лет воздержания накопил столько силы, что может жонглировать планетами, не думаю, что он <text:span text:style-name="T13">&lt;</text:span><text:span text:style-name="T23">вот эту-то энергию Дискорд и потратил на превращение в дракона в мире </text:span><text:soft-page-break/><text:span text:style-name="T23">Терры</text:span><text:span text:style-name="T13">&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3">&lt;</text:span><text:span text:style-name="T25">Добавить кокатрикса, мантикору и древесных волков. Тентаклианы переименовать в пландерсиды</text:span><text:span text:style-name="T1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3">–</text:span> Что за ерунда? <text:span text:style-name="T1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3">–</text:span> Не знаю, что за ерунда, но теперь становится ясно, откуда тут те черепа. <text:span text:style-name="T13">–</text:span> Я вытер накрыльный нож о траву и показал на две продолговатости, тускло белевшие в траве у самого ствола граба. <text:span text:style-name="T13">–</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3">–</text:span> Пхе, будет несколько <text:span text:style-name="T13">—</text:span> выберешь для них самый подходящий! <text:span text:style-name="T1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3">&lt;</text:span><text:span text:style-name="T24">короткий</text:span><text:span text:style-name="T1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3">–</text:span> Ходят слухи, Стар <text:span text:style-name="T1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3">–</text:span> Мечтательно разглагольствовал Калрус.</text:p>
      <text:p text:style-name="P2"><text:span text:style-name="T13">–</text:span> Смотри, как бы ты сам после такой встречи не стал чудным материалом для <text:s/>чудовища, <text:span text:style-name="T13">–</text:span> проворчал Мэдтроттер. <text:span text:style-name="T13">–</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3">–</text:span> Странно, кто-то ходил к замку после того, как он был заброшен, <text:span text:style-name="T13">–</text:span> пробормотал Мэдтроттер. <text:span text:style-name="T1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3">–</text:span> Дискорд! Что их убило? <text:span text:style-name="T13">–</text:span> присвистнул обошедший Хорста с другой стороны Калрус.</text:p>
      <text:p text:style-name="P2"><text:span text:style-name="T13">–</text:span> Что бы их ни убило, нам с этим знакомиться ни к чему, <text:span text:style-name="T13">–</text:span> пробормотал Мэдтроттер озираясь. <text:span text:style-name="T1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3">–</text:span> Это королевский конвой. Такие были на службе у принцесс ещё лет двадцать назад, до Раздора.</text:p>
      <text:p text:style-name="P2"><text:span text:style-name="T13">–</text:span> Такое впечатление, что… <text:span text:style-name="T13">–</text:span> Калрус не успел договорить. Раздался хлопок и над вовремя <text:soft-page-break/>распластавшимся Мэдтроттером пролетел вращающийся колючий шар.</text:p>
      <text:p text:style-name="P2"><text:span text:style-name="T13">–</text:span> ...тут была засада <text:span text:style-name="T1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3">—</text:span> туда мы и помчались, сопровождаемые хлопками и свистом вращающихся шаров.</text:p>
      <text:p text:style-name="P4">***</text:p>
      <text:p text:style-name="P2"><text:span text:style-name="T13">–</text:span> Откуда там останки пегасов? Кто мог поймать их там? Они могут уйти от любой засады.</text:p>
      <text:p text:style-name="P2"><text:span text:style-name="T13">–</text:span> Не знаю, как насчёт летунов, принцессса, но когда мы осматривали кости, на нас было совершено нападение...</text:p>
      <text:p text:style-name="P2"><text:span text:style-name="T13">–</text:span> Вот как? На королевскую стражу в центре Эквестрии? Кто же это был?</text:p>
      <text:p text:style-name="P2"><text:span text:style-name="T13">–</text:span> Лианы, принцесса. <text:span text:style-name="T13">–</text:span> Кимеринн отчеканил последнюю фразу, глядя прямо перед собой. <text:span text:style-name="T1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3">– </text:span>сорок. Мы назвали их <text:span text:style-name="T13">&lt;</text:span><text:span text:style-name="T24">???</text:span><text:span text:style-name="T13">&gt;</text:span></text:p>
      <text:p text:style-name="P2">Луна обошла Кимеринна. </text:p>
      <text:p text:style-name="P2"><text:span text:style-name="T13">–</text:span> У вас рассечен бок. И колотая рана на шее.</text:p>
      <text:p text:style-name="P2"><text:span text:style-name="T13">–</text:span> Не уследил за лианой, Ваше Высочество. Ерунда. Калрус вовремя отсёк плеть. <text:span text:style-name="T13">–</text:span> Голубые глаза Кимеринна смотрели прямо сквозь Луну, не мигая.</text:p>
      <text:p text:style-name="P2"><text:span text:style-name="T1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3">–</text:span> Я ценю вашу службу и хочу достойно наградить вас. Спрашивайте.</text:p>
      <text:p text:style-name="P2"><text:span text:style-name="T13">–</text:span> Мне… мне ничего не нужно, Ваше Высочество. <text:span text:style-name="T1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3">–</text:span> Кимеринн, вы окажете своей принцессе услугу, если согласитесь <text:s/>принять от неё награду! <text:span text:style-name="T13">–</text:span> Если бы он понял… Как когда-то понял Амарок… Аликорны <text:span text:style-name="T13">—</text:span> тоже живые существа. И они очень одиноки…</text:p>
      <text:p text:style-name="P2"><text:span text:style-name="T13">–</text:span> Хорошо, Ваше Высочество. <text:span text:style-name="T13">–</text:span> Кимеринн смотрел не мигая в точку прямо перед собой. <text:span text:style-name="T13">–</text:span> Я хочу… в награду… обращаться к вам на “ты”!</text:p>
      <text:p text:style-name="P2">Туман застилал глаза Луне. Она смотрела на него <text:span text:style-name="T1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3">–</text:span> Ну что же… Я рада оказать такую услугу… Тебе…</text:p>
      <text:p text:style-name="P2"><text:span text:style-name="T13">–</text:span> Принцесса…</text:p>
      <text:p text:style-name="P2"><text:span text:style-name="T13">–</text:span> Луна, мой дорогой. Для тебя <text:span text:style-name="T13">—</text:span> Луна…</text:p>
      <text:p text:style-name="P2">...</text:p>
      <text:p text:style-name="P2"/>
      <text:h text:style-name="P135" text:outline-level="2"><text:soft-page-break/>Рейд пони-рэйнджеров-2 (<text:span text:style-name="T24">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3">&lt;</text:span><text:span text:style-name="T24">гидрорысью</text:span><text:span text:style-name="T13">&gt;</text:span> и нападением <text:span text:style-name="T13">&lt;</text:span><text:span text:style-name="T24">тентаклиан</text:span><text:span text:style-name="T13">&gt;</text:span> казался мне ещё опаснее. А если этот корабль обследовать как следует…</text:p>
      <text:p text:style-name="P2"><text:span text:style-name="T13">–</text:span> Заночуем внутри. - <text:span text:style-name="T1">р</text:span>ешил я.</text:p>
      <text:p text:style-name="P2"><text:span text:style-name="T13">&lt;</text:span><text:span text:style-name="T24">Нужен ли тут самолёт? Нужен артефакт из Fallout Equestria - летучий корабль</text:span>?<text:span text:style-name="T13">&gt;</text:span></text:p>
      <text:p text:style-name="P2">Утро встретило нас туманом. Я пытался рассмотреть руины замка на противоположном берегу.</text:p>
      <text:p text:style-name="P2"><text:span text:style-name="T13">–</text:span> Идти опасно. Засаду прозевать <text:span text:style-name="T13">—</text:span> как два пера об мостовую. Хорст, я слетаю в разведку. Не нравится мне это болото.</text:p>
      <text:p text:style-name="P2"><text:span text:style-name="T1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3">–</text:span> Заметил что-то. <text:span text:style-name="T13">–</text:span> Хорст приставил копыто ко лбу, пытаясь рассмотретьчто-то против солнца. <text:span text:style-name="T1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text:soft-page-break/>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3">–</text:span> Поворачивайте, уходите от болота! <text:span text:style-name="T13">–</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3">–</text:span> Не в крыло, а в ногу, <text:span text:style-name="T13">–</text:span> проворчал я, стаскивая зубами с задней ноги толстую плеть плюща, гладко отрубленную стилетом. <text:span text:style-name="T1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3">– </text:span>Схватил бы за крыло <text:span text:style-name="T13">—</text:span> я бы не вырвался.</text:p>
      <text:p text:style-name="P2">Я взглянул вверх. На металлической стенке чётко отпечатались четыре полукруга копыт. </text:p>
      <text:p text:style-name="P2"><text:span text:style-name="T13">–</text:span> И пришлось бы тебе за меня во дворце отдуваться.</text:p>
      <text:p text:style-name="P2"><text:span text:style-name="T13">–</text:span> Нашел что-нибудь интересное в развалинах?</text:p>
      <text:p text:style-name="P2"><text:span text:style-name="T13">–</text:span> А как же! Странное такое. Похожее на обезьяну. Но стройнее и грациознее. И оно было одето…</text:p>
      <text:p text:style-name="P2"><text:span text:style-name="T13">–</text:span> Одето?</text:p>
      <text:p text:style-name="P2"><text:span text:style-name="T13">–</text:span> Да, в потёртые джинсы и куртку. И на спине было что-то вроде перемётной сумки. Не успел как следует расмотреть <text:span text:style-name="T13">—</text:span> оно скрылось в кустах. Что его отличало от обезьяны <text:span text:style-name="T1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3">–</text:span> Ещ одно неизвестное чудовище! <text:s/>Что-то их тут много развелось.</text:p>
      <text:p text:style-name="P2">Я крепко задумался. Принцесса приказывала <text:span text:style-name="T13">—</text:span> нет, не приказывала <text:span text:style-name="T1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3">–</text:span> Куда идём, Кэп? <text:span text:style-name="T1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3">–</text:span> Вы ведь в неопасное место идёте, да?</text:p>
      <text:p text:style-name="P2"><text:soft-page-break/><text:span text:style-name="T13">–</text:span> Да, Силк Мэйн, в неопасное.</text:p>
      <text:p text:style-name="P2"><text:span text:style-name="T1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3">–</text:span> Силк, не волнуйся, если будет опасно, мы сразу же повернём. (И пойдём другой дорогой <text:span text:style-name="T13">—</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3">—</text:span> ничтожны.</text:p>
      <text:p text:style-name="P2"><text:span text:style-name="T13">–</text:span> Возвращаемся, Мэдди, <text:span text:style-name="T13">–</text:span> решил я. <text:span text:style-name="T1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3">–</text:span> Пони умеют переносить тяготы, Макс. <text:span text:style-name="T1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3">&lt;</text:span><text:span text:style-name="T2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3">&gt;</text:span></text:p>
      <text:p text:style-name="P2"><text:span text:style-name="T13">&lt;</text:span><text:span text:style-name="T24">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3">&gt;</text:span></text:p>
      <text:p text:style-name="P2"/>
      <text:p text:style-name="P2"/>
      <text:p text:style-name="P2"/>
      <text:p text:style-name="P2"><text:span text:style-name="T13">–</text:span> Тия, я…</text:p>
      <text:p text:style-name="P2"><text:span text:style-name="T13">–</text:span> Не говори ничего! Твайлайт нашла в архиве северного крыла полузаконченное заклинание <text:span text:style-name="T13">C</text:span>вирла Бородатого. “Защита от неведомой угрозы” <text:span text:style-name="T13">—</text:span> так он назвал его. Синопсис восстановить не удалось <text:span text:style-name="T13">—</text:span> Свирл записал его на некачественной бумаге. Треть заклинания Твайли восстановила экстраполяцией <text:span text:style-name="T13">—</text:span> <text:soft-page-break/>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3">—</text:span> всего лишь появился ты! <text:span text:style-name="T13">–</text:span> это слово Селестия выдохнула мне в лицо, буквально ткнув меня носом. <text:span text:style-name="T13">–</text:span> И всё это время я думала <text:span text:style-name="T13">—</text:span> кто ты? Наше спасение, или всего лишь горькая шутка судьбы? И я до сих пор не знаю. </text:p>
      <text:p text:style-name="P2">Ты извини, Макс, я разнервничалась/ <text:span text:style-name="T13">–</text:span> Селестия отвернулась от меня. Я протянул руку и осторожно поправил локон переливающейся гривы. <text:span text:style-name="T1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3">–</text:span> Я не смогу сделать тебя счастливой, Тия, <text:span text:style-name="T13">–</text:span> я покачал головой. <text:span text:style-name="T13">– </text:span>Я не знаю, чем вам помочь. Скорее всего, я попал сюда случайно.</text:p>
      <text:p text:style-name="P2"><text:span text:style-name="T13">–</text:span> Я так и думала, <text:span text:style-name="T13">–</text:span> кивнула головой Селестия. <text:span text:style-name="T1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5"/>
      <text:p text:style-name="P48">Она вытянула шею и начала по очереди сгибать-разгибать ноги, разминая суставы.</text:p>
      <text:p text:style-name="P48"><text:span text:style-name="T13">–</text:span> Слишком поздно, <text:span text:style-name="T13">–</text:span> пробормотала она, глядя через панорамное окно на ночное небо. <text:span text:style-name="T13">–</text:span> Даже, скорее, рано. Сестра скоро вернётся.</text:p>
      <text:p text:style-name="P2"/>
      <text:p text:style-name="P2"><text:span text:style-name="T13">–</text:span> Макс, <text:span text:style-name="T13">–</text:span> обернулась она ко мне, <text:span text:style-name="T1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5" text:outline-level="2">В библиотеке замка Селестии</text:h>
      <text:p text:style-name="P81"/>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text:soft-page-break/>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3">&lt;</text:span><text:span text:style-name="T24">название книги</text:span><text:span text:style-name="T1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3">&lt;</text:span><text:span text:style-name="T24">название библиотеки</text:span><text:span text:style-name="T13">&gt;</text:span>, пытаясь найти хоть какую-нибудь зацепку. Но всё тщётно.</text:p>
      <text:p text:style-name="P2">Если верить заклинанию, я <text:span text:style-name="T13">—</text:span> внешняя сила, и если меня хорошо попросить <text:span text:style-name="T13">&lt;</text:span><text:span text:style-name="T24">см. выше - ночь с Селестией</text:span><text:span text:style-name="T1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5" text:outline-level="2">Понивилль</text:h>
      <text:p text:style-name="P2"/>
      <text:h text:style-name="P13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oft-page-break/><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text:soft-page-break/>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5" text:outline-level="2">Первый сеанс двойного сна. Рэрити</text:h>
      <text:p text:style-name="P2"/>
      <text:p text:style-name="P2"><text:span text:style-name="T13">&lt;</text:span><text:span text:style-name="T24">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4">Сон одновременно смотрели Рэрити, Пинки и РД. Флатти и ЭйДжей не успели подойти вовремя, т.к. жили за городом.</text:span><text:span text:style-name="T1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3">–</text:span> Кровать для тебя маловата, Макс, <text:span text:style-name="T13">–</text:span> извиняющимся тоном сообщила Твайлайт. <text:span text:style-name="T13">–</text:span> Мы сдвинули два матраса на полу. Вы с Рэрити должны поместиться.</text:p>
      <text:p text:style-name="P2"><text:soft-page-break/><text:span text:style-name="T13">–</text:span> Может, и поместимся. Но, вообще, я во сне верчусь.</text:p>
      <text:p text:style-name="P2"><text:span text:style-name="T13">–</text:span> Не страшно, ты не успеешь… <text:span text:style-name="T13">–</text:span> её слова были заглушены звоном входного колокольчика. Хлопнула дверь и в читальный зал вошла светлая единорожка.</text:p>
      <text:p text:style-name="P2"><text:span text:style-name="T1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3">—</text:span> всё это придавало Рэрити неожиданный шарм.</text:p>
      <text:p text:style-name="P2"><text:span text:style-name="T13">–</text:span> Рэрити, ты выглядишь… Замечательно выглядишь! <text:span text:style-name="T13">–</text:span> растерянно пролепетала Твайлайт.</text:p>
      <text:p text:style-name="P2"><text:span text:style-name="T13">–</text:span> Дааааааа… Замечательно! <text:span text:style-name="T13">–</text:span> наконец-то смог закрыть рот <text:span text:style-name="T1">и втянуть слюни </text:span>Спайк.</text:p>
      <text:p text:style-name="P2"><text:span text:style-name="T1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3">–</text:span> смущённо сказала Рэрити, глядя мимо меня своими фиолетовыми глазами.</text:p>
      <text:p text:style-name="P2"><text:span text:style-name="T13">–</text:span> Спасибо, Рэрити. Ты выглядишь потрясно. <text:span text:style-name="T1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3">–</text:span> Ну что же, если готовы <text:span text:style-name="T1">—</text:span> ложитесь на матрас и расслабьтесь. Вы должны касаться друг-друга. <text:span text:style-name="T1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3">–</text:span> Готовы? <text:span text:style-name="T13">–</text:span> Спросила Твайлайт.</text:p>
      <text:p text:style-name="P2"><text:span text:style-name="T13">–</text:span> Я готова. <text:span text:style-name="T13">–</text:span> <text:span text:style-name="T1">о</text:span>тозвалась Рэрити.</text:p>
      <text:p text:style-name="P2"><text:span text:style-name="T13">–</text:span> Готов. <text:span text:style-name="T13">–</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5" text:outline-level="2">Сон Макса</text:h>
      <text:p text:style-name="P81"/>
      <text:p text:style-name="P2"><text:span text:style-name="T13">&lt;</text:span><text:span text:style-name="T24">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13">–</text:span> Готова, <text:span text:style-name="T13">–</text:span> процедила она.</text:p>
      <text:p text:style-name="P31"><text:soft-page-break/>В сон отправились сразу три пони <text:span text:style-name="T13">—</text:span> Рэрити, Рэйнбоу Дэш и Пинки. Пинки после пробуждения Макса пробуждается безумной <text:span text:style-name="T13">—</text:span> Твайлайт пытается её лечить</text:p>
      <text:p text:style-name="P2"><text:span text:style-name="T24">Эгрегор Эквестрии </text:span><text:span text:style-name="T27">—</text:span><text:span text:style-name="T24"> Селестия </text:span><text:span text:style-name="T27">—</text:span><text:span text:style-name="T24"> на кончике главного рога Анакорна</text:span><text:span text:style-name="T13">&gt;</text:span></text:p>
      <text:p text:style-name="P4">***</text:p>
      <text:p text:style-name="P2"><text:span text:style-name="T13">–</text:span> Вставай, Макс! <text:span text:style-name="T13">–</text:span> Маленькое копыто надавливало мне на грудь, делая энергичные круговые движения.</text:p>
      <text:p text:style-name="P2"><text:span text:style-name="T13">–</text:span> Твайлайт? <text:span text:style-name="T13">–</text:span> Взгляд сфокусировался на лавандовой единорожке, озабоченно осматривающей меня и продолжающей массаж в области сердца.</text:p>
      <text:p text:style-name="P2"><text:span text:style-name="T13">–</text:span> Мне не понравился цвет твоей мордочки. Ты стал слишком бледный. Я решила прервать твой сон. Как ты себя ...</text:p>
      <text:p text:style-name="P2"><text:span text:style-name="T13">–</text:span> … чувствуешь, дорогая Рэрити?! Я могу чем-нибудь помочь? Вот, выпей воды! <text:span text:style-name="T13">–</text:span> <text:span text:style-name="T1">д</text:span>ракончик метался вокруг светлой единорожки, в волнении заламывая лапки.</text:p>
      <text:p text:style-name="P2"><text:span text:style-name="T13">–</text:span> Спасибо, Спайк! Ты очень любезен! <text:span text:style-name="T13">–</text:span> Рэрити приподнялась на матрасе и сделала пару глотков из услужливо поднесенного Спайком стакана.</text:p>
      <text:p text:style-name="P2"><text:span text:style-name="T13">–</text:span> Я в порядке. Что-то удалось узнать? <text:span text:style-name="T13">–</text:span> обратился я к Рэрити.</text:p>
      <text:p text:style-name="P2"><text:span text:style-name="T13">–</text:span> Я всё расскажу, <text:span text:style-name="T13">–</text:span> кивнула единорожка. <text:span text:style-name="T1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3">–</text:span> Годится, <text:span text:style-name="T13">–</text:span> кивнула Твайлайт. <text:span text:style-name="T13">–</text:span> Тогда до завтрашнего вечера каждый свободен и занимается своими делами.</text:p>
      <text:p text:style-name="P2"><text:span text:style-name="T13">– </text:span>Да, Макс?</text:p>
      <text:p text:style-name="P2"><text:span text:style-name="T1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3">–</text:span> Я помогу-у-у-у! <text:span text:style-name="T13">–</text:span> <text:span text:style-name="T1">з</text:span>апрыгала на месте Пинки.</text:p>
      <text:p text:style-name="P2"><text:span text:style-name="T13">–</text:span> Я помогу! <text:span text:style-name="T13">–</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13">–</text:span> Я первая предложила! <text:span text:style-name="T13">–</text:span> возмутилась Пинки.</text:p>
      <text:p text:style-name="P2"><text:span text:style-name="T13">–</text:span> Предложила не ты, а Твайлайт. <text:span text:style-name="T13">–</text:span> <text:span text:style-name="T1">п</text:span>арировала Рэйнбоу Дэш.</text:p>
      <text:p text:style-name="P2"><text:span text:style-name="T13">–</text:span> Не ссорьтесь, <text:span text:style-name="T1">кобылки</text:span>! Давайте сегодня мне показывает Понивилль Пинки, а завтра <text:span text:style-name="T1">—</text:span> ты, Рэйнбоу. <text:span text:style-name="T13">–</text:span> <text:span text:style-name="T1">п</text:span>редложил я. <text:span text:style-name="T13">–</text:span> Годится?</text:p>
      <text:p text:style-name="P2"><text:span text:style-name="T13">–</text:span> Лады. <text:span text:style-name="T13">–</text:span> проворчала пегаска. <text:span text:style-name="T13">–</text:span> Приходи завтра на девять к библиотеке. Нет, лучше на десять.</text:p>
      <text:p text:style-name="P2"><text:span text:style-name="T13">–</text:span> Хорошо, Рэйнбоу Дэш. Договорились.</text:p>
      <text:p text:style-name="P2"><text:span text:style-name="T13">–</text:span> Пошли-пошли-пошли-пошли, <text:span text:style-name="T13">–</text:span> подталкивала меня головой к выходу Пинки. <text:span text:style-name="T1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5"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3">–</text:span> <text:span text:style-name="T1">э</text:span>нергия Пинки была неиссякаема.</text:p>
      <text:p text:style-name="P2"><text:span text:style-name="T13">–</text:span> Ффух! Дай отдышаться.</text:p>
      <text:p text:style-name="P2"><text:span text:style-name="T13">–</text:span> Устал? <text:span text:style-name="T13">–</text:span> <text:span text:style-name="T1">у</text:span>частливо спросила Пинки.</text:p>
      <text:p text:style-name="P2"><text:span text:style-name="T1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3">–</text:span> Да? Тогда пойдём перекусим.</text:p>
      <text:p text:style-name="P2">Манерный пони-оффициант выслушал наши пожелания и удалился.</text:p>
      <text:p text:style-name="P2"><text:span text:style-name="T13">–</text:span> А какой у тебя был образ жизни?</text:p>
      <text:p text:style-name="P2"><text:span text:style-name="T13">–</text:span> В основном, <text:span text:style-name="T1">э</text:span>сидячий.</text:p>
      <text:p text:style-name="P2"><text:span text:style-name="T1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3">–</text:span> А у нас сидячая работа в порядке вещей.</text:p>
      <text:p text:style-name="P2"><text:span text:style-name="T13">–</text:span> Ужас-ужас! <text:span text:style-name="T13">–</text:span> Пинки прижала копыта передних ног к голове. <text:span text:style-name="T1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3">&lt;</text:span><text:span text:style-name="T24">Рэйнбоу объясняет Максу, почему Пинки расплатилась за него </text:span><text:span text:style-name="T25">—</text:span><text:span text:style-name="T24"> и вспоминает, что когда-то уже объясняла нечто подобное (Леро)</text:span></text:p>
      <text:p text:style-name="P2"><text:span text:style-name="T24">У Твайлайт после видения гибели Кимеринна появились морщинки возле глаз</text:span><text:span text:style-name="T13">&gt;</text:span></text:p>
      <text:p text:style-name="P2"/>
      <text:h text:style-name="P13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3">–</text:span> Привет! Куда это ты собрался? <text:span text:style-name="T13">–</text:span> <text:span text:style-name="T1">п</text:span>розвучало из листвы, как только я взялся за ручку двери. С ветки на землю спланировала Рэйнбоу Дэш.</text:p>
      <text:p text:style-name="P2"><text:span text:style-name="T13">–</text:span> Она ещё спит. Вчера пересидела за книгами. Не стоит её будить. <text:span text:style-name="T13">–</text:span> пегаска <text:span text:style-name="T1">к</text:span>ивнула на дверь. <text:span text:style-name="T13">–</text:span> Ну, пошли?</text:p>
      <text:p text:style-name="P2"><text:span text:style-name="T13">–</text:span> Пошли, Рэйнбоу Дэш. А куда?</text:p>
      <text:p text:style-name="P2"><text:span text:style-name="T13">–</text:span> Слушай, зови меня Дэш. А то и мне придётся звать тебя полным именем, а я этого не выношу.</text:p>
      <text:p text:style-name="P2"><text:span text:style-name="T13">–</text:span> Договорились, Дэш. Так куда мы идём?</text:p>
      <text:p text:style-name="P2"><text:span text:style-name="T13">–</text:span> К <text:span text:style-name="T13">&lt;</text:span><text:span text:style-name="T24">водопаду</text:span><text:span text:style-name="T13">&gt;</text:span>. Там здоровски красивое место.</text:p>
      <text:p text:style-name="P2"><text:soft-page-break/><text:span text:style-name="T13">–</text:span> А я думал, ты хочешь показать мне Понивилль.</text:p>
      <text:p text:style-name="P2"><text:span text:style-name="T13">–</text:span> Да ладно, <text:span text:style-name="T13">–</text:span> засмеялась пегаска, скосив на меня смущёную мордочку, <text:span text:style-name="T1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3">–</text:span> Макс, <text:span text:style-name="T13">–</text:span> нарушила молчание Дэш, <text:span text:style-name="T1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3">–</text:span> Дежа вю? Ты об этом?</text:p>
      <text:p text:style-name="P2"><text:span text:style-name="T13">– </text:span>Что? Какое ещё дежавю?</text:p>
      <text:p text:style-name="P2"><text:span text:style-name="T13">–</text:span> Ложные воспоминания. Ты помнишь о чём-то, чего на самом деле никогда не было.</text:p>
      <text:p text:style-name="P2"><text:span text:style-name="T13">–</text:span> Хм. Может, и дежавю… Может… А если всё же было? Но ты не помнишь когда и как?</text:p>
      <text:p text:style-name="P2"><text:span text:style-name="T13">–</text:span> Дэш, не говори загадками. Если хочешь услышать внятный ответ, задавай внятный вопрос.</text:p>
      <text:p text:style-name="P2"><text:span text:style-name="T13">–</text:span> Не готова я… задать внятный вопрос. <text:span text:style-name="T13">–</text:span> <text:span text:style-name="T1">п</text:span>робормотала пегаска. <text:span text:style-name="T13">–</text:span> Нам туда.</text:p>
      <text:p text:style-name="P2">Дэш указала на тропку, уводящую от путей в молодой берёзово-кленовый лесок.</text:p>
      <text:p text:style-name="P2"><text:span text:style-name="T13">–</text:span> Ну-у-у, так мы до вечера не дойдём. <text:span text:style-name="T13">–</text:span> <text:span text:style-name="T1">н</text:span>едовольно заметила Дэш через пару минут. <text:span text:style-name="T13">–</text:span> Пробежимся?</text:p>
      <text:p text:style-name="P2"><text:span text:style-name="T13">–</text:span> Из меня бегун тот ещё. <text:s/>Я проплыть могу больше, чем пробежать.</text:p>
      <text:p text:style-name="P2"><text:span text:style-name="T1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3">–</text:span> Всё, Дэш. Я больше не могу.</text:p>
      <text:p text:style-name="P2"><text:span text:style-name="T13">–</text:span> Ты шутишь? Мы и полмили не пробежали.</text:p>
      <text:p text:style-name="P2"><text:span text:style-name="T13">–</text:span> Понимаешь, бег <text:span text:style-name="T1">—</text:span> не моя сильная сторона. Никогда не умел долго бегать.</text:p>
      <text:p text:style-name="P2"><text:span text:style-name="T13">–</text:span> Как же ты жил тогда? <text:span text:style-name="T13">–</text:span> недоумённо уставилась на меня пегаска. <text:span text:style-name="T13">– </text:span><text:span text:style-name="T1">Летать-то ты тоже не умеешь?</text:span></text:p>
      <text:p text:style-name="P2"><text:span text:style-name="T1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3">–</text:span> Ничего себе “скорее исключение, чем правило”, <text:span text:style-name="T13">–</text:span> удивлённо повторила Дэш. <text:span text:style-name="T13">–</text:span> Да у нас это такое же исключение, как нелетающий пегас! Какое уж там “правило”! Дискорд, что же нам делать? Так мы не успеем…</text:p>
      <text:p text:style-name="P2"><text:span text:style-name="T13">–</text:span> Мы можем вернуться. А это место ты покажешь мне в другой раз. Выберемся туда в двухдневный поход.</text:p>
      <text:p text:style-name="P2"><text:span text:style-name="T13">–</text:span> Нет уж! Никаких “вернуться”. Если вернёмся, то никогда уже там не побываем. <text:span text:style-name="T13">–</text:span> <text:span text:style-name="T1">с</text:span>ерьёзно заявила Дэш. <text:span text:style-name="T13">–</text:span> Уж поверь мне. Вот что. У тебя передние лапы <text:span text:style-name="T1">—</text:span> те, которые с пальцами, <text:span text:style-name="T1">—</text:span> сильные?</text:p>
      <text:p text:style-name="P2"><text:span text:style-name="T13">&lt;</text:span><text:span text:style-name="T24">Cначала описать попытку усесться сверху. На первой попытке Макс поранился об брошь в гриве РД в виде радужной молнии</text:span><text:span text:style-name="T13">&gt;</text:span></text:p>
      <text:p text:style-name="P2"><text:soft-page-break/><text:span text:style-name="T13">–</text:span> Сможешь меня удержать?</text:p>
      <text:p text:style-name="P2"><text:span text:style-name="T13">–</text:span> Ты про руки, что ли? Смогу. А зачем?</text:p>
      <text:p text:style-name="P2"><text:span text:style-name="T13">–</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3">–</text:span> <text:span text:style-name="T1">н</text:span>ачала оправдываться Дэш.</text:p>
      <text:p text:style-name="P2"><text:span text:style-name="T1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3">–</text:span> Ну да, не сообразила сразу насчёт баланса, <text:span text:style-name="T13">–</text:span> рассмеялась пегаска, вставая на ноги. <text:span text:style-name="T1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3">–</text:span> Ю-у-у-у-ху-у-у-у!!! <text:span text:style-name="T1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3">&lt;</text:span><text:span text:style-name="T24">Дэш расплачивается за Макса в кафе. Когда тот спрашивает, почему она и Пинки платят за него, Дэш, вместо ответа, говорит:</text:span></text:p>
      <text:p text:style-name="P2"><text:span text:style-name="T27">–</text:span><text:span text:style-name="T24"> Пинки? </text:span><text:span text:style-name="T27">–</text:span><text:span text:style-name="T24"> Дэш сморщила нос. </text:span><text:span text:style-name="T27">–</text:span><text:span text:style-name="T24"> Я скажу ей, чтоб больше не </text:span><text:span text:style-name="T27">платила.</text:span><text:span text:style-name="T13">&gt;</text:span></text:p>
      <text:p text:style-name="P2"><text:span text:style-name="T13">Хотя</text:span> за то немногое время, что мы провели вместе, я понял, что ожидать от голубой пегаски предсказуемости <text:span text:style-name="T1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3">—</text:span> скажем, 35 <text:span text:style-name="T13">– </text:span>40 метров (на 50 я без дыхательной подготовки давно не замахиваюсь, а о 75-ти уже даже и не вспоминаю), но в такой воде <text:span text:style-name="T1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3">–</text:span> Ф-р-р-р. Тьфу! Бр-р-р.</text:p>
      <text:p text:style-name="P2">Дэш выплюнула меня на берег и сама упала рядом.</text:p>
      <text:p text:style-name="P2"><text:span text:style-name="T13">–</text:span> Что ж? Ты? Не? Сказал? Что? <text:s/>Не? Умеешь? Плавать? <text:span text:style-name="T13">–</text:span> <text:span text:style-name="T1">в</text:span> промежутках между вздохами процедила Дэш.</text:p>
      <text:p text:style-name="P2"><text:soft-page-break/><text:span text:style-name="T13">–</text:span> С чего ты взяла? Я умею.</text:p>
      <text:p text:style-name="P2"><text:span text:style-name="T13">–</text:span> Ты ушёл под воду! И не выныривал! <text:span text:style-name="T13">–</text:span> <text:span text:style-name="T1">о</text:span>т возмущения пегаска даже забыла дышать.</text:p>
      <text:p text:style-name="P2"><text:span text:style-name="T13">–</text:span> Я не выныривал, потому что решил поплавать под водой. Я, вообще, это дело люблю.</text:p>
      <text:p text:style-name="P2"><text:span text:style-name="T13">–</text:span> Что??! И ты не предупредил меня?!! Знаешь, как я испугалась?!! Ни одна пони без магии столько под водой не продержится!!</text:p>
      <text:p text:style-name="P2"><text:span text:style-name="T1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3">–</text:span> Да. Это я виновата. Я дура. Извини, <text:span text:style-name="T1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3">&lt;</text:span><text:span text:style-name="T24">В Кантерлоте Макс присутствует на церемонии прощания с Кимеринном</text:span><text:span text:style-name="T1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3">–</text:span> Ух ты! <text:span text:style-name="T1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3">–</text:span> Как тут…</text:p>
      <text:p text:style-name="P2"><text:span text:style-name="T13">–</text:span> Красиво, правда? <text:span text:style-name="T13">–</text:span> Дэш отследила мой взгляд и кивнула.</text:p>
      <text:p text:style-name="P2"><text:span text:style-name="T13">–</text:span> Красиво <text:span text:style-name="T1">—</text:span> это не то <text:span text:style-name="T1">чувство</text:span>. Тут чудесно! Просто слов нет…</text:p>
      <text:p text:style-name="P2"><text:span text:style-name="T1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3">–</text:span> А сейчас? Сейчас у тебя есть такое чувство?</text:p>
      <text:p text:style-name="P2"><text:span text:style-name="T13">–</text:span> Сейчас мне хочется, чтобы ты это видел. Не знаю почему. То есть, не совсем чтобы не знаю. <text:span text:style-name="T13">–</text:span> Дэш отпрянула и посмотрела мне в глаза. <text:span text:style-name="T13">–</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3">–</text:span> Это исключено, Дэш. Я никак не мог повстречаться с тобой в своём мире.</text:p>
      <text:p text:style-name="P2"><text:span text:style-name="T13">–</text:span> Да? Странно. Откуда же это чувство, будто я тебя знаю? <text:span text:style-name="T13">–</text:span> <text:span text:style-name="T1">п</text:span>робормотала пегаска. <text:span text:style-name="T1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oft-page-break/><text:span text:style-name="T13">–</text:span> Тебе надо просушить шерсть. Снимай-ка одежду! <text:span text:style-name="T13">–</text:span> <text:span text:style-name="T1">с</text:span>командовала Дэш.</text:p>
      <text:p text:style-name="P2"><text:span text:style-name="T13">–</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3">–</text:span> Куда это ты спрятался? <text:span text:style-name="T13">–</text:span> <text:span text:style-name="T1">з</text:span>аросли вербы раздвинулись, пропуская пегаску.</text:p>
      <text:p text:style-name="P2"><text:span text:style-name="T13">–</text:span> Оп-па! <text:span text:style-name="T1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3">–</text:span> Ты чего? <text:span text:style-name="T13">–</text:span> <text:span text:style-name="T1">в</text:span> конце-концов озадаченно спросила она. <text:span text:style-name="T13">–</text:span> Что-то не так?</text:p>
      <text:p text:style-name="P2"><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3">–</text:span> А с кем не так? Со мной? С тобой? Или вообще? <text:span text:style-name="T13">–</text:span> <text:span text:style-name="T1">д</text:span>опытывалась пегаска.</text:p>
      <text:p text:style-name="P2"><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2"><text:span text:style-name="T13">–</text:span> Ну и?</text:p>
      <text:p text:style-name="P2"><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3">–</text:span> А какой смысл в этом правиле? Какую цель оно преследует?</text:p>
      <text:p text:style-name="P2"><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3">–</text:span> Вот видишь, ты меня правильно поняла. Описанные тобой табу у нас, кстати, тоже есть.</text:p>
      <text:p text:style-name="P2"><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3">&lt;</text:span><text:span text:style-name="T24">Аликорны </text:span><text:span text:style-name="T27">—</text:span><text:span text:style-name="T24"> элементали. Они воплощают в себе какую-либо сторону чаяний и настроений сообщества пони. Анакорн </text:span><text:span text:style-name="T27">—</text:span><text:span text:style-name="T24"> супераликорн, элементаль всего мира</text:span><text:span text:style-name="T13">&gt;</text:span></text:p>
      <text:p text:style-name="P14"/>
      <text:p text:style-name="P2"><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попросили спеть на празднике <text:span text:style-name="T13">&lt;</text:span><text:span text:style-name="T27">zxcbzxcvb</text:span><text:span text:style-name="T13">&gt;</text:span>.</text:p>
      <text:p text:style-name="P2">Я не ответил.</text:p>
      <text:p text:style-name="P2">Пегаска подошла поближе и села, прижавшись тёплым боком ко мне.</text:p>
      <text:p text:style-name="P2"><text:span text:style-name="T13">–</text:span> Ты молчишь. Я опять рассердила тебя, да? У меня постоянно с этим проблемы. <text:span text:style-name="T13">–</text:span> Дэш напряжённо <text:soft-page-break/>смотрела в одну точку прямо перед собой. Её шерсть не могла скрыть мелко дрожи. <text:span text:style-name="T1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3">–</text:span> У тебя оригинальный способ исповедаться, Дэш, <text:span text:style-name="T13">–</text:span> наконец закашлялся я. <text:span text:style-name="T13">–</text:span> Затащить в укромное местечко, попытаться утопить, а под конец сорвать штаны и… <text:span text:style-name="T13">–</text:span> тут Дэш сама прыснула от смеха.</text:p>
      <text:p text:style-name="P2">Вдоволь отсмеявшись, Дэш ткнула меня носом в грудь и спросила:</text:p>
      <text:p text:style-name="P2"><text:span text:style-name="T13">–</text:span> И?</text:p>
      <text:p text:style-name="P2"><text:span text:style-name="T13">–</text:span> Что “и”?</text:p>
      <text:p text:style-name="P2"><text:span text:style-name="T13">–</text:span> Ты сказал: “ А под конец сорвать штаны и…” <text:span text:style-name="T13">–</text:span> вот я и хочу знать, что “и”?</text:p>
      <text:p text:style-name="P2">Я смутился.</text:p>
      <text:p text:style-name="P2"><text:span text:style-name="T13">–</text:span> Да ничего… Не бери в голову.</text:p>
      <text:p text:style-name="P2"><text:span text:style-name="T13">–</text:span> А я хочу брать! Какой ты всё-таки… <text:span text:style-name="T13">–</text:span> Дэш встала, потянувшись сначала передней половиной, потом задней.</text:p>
      <text:p text:style-name="P2"><text:span text:style-name="T13">–</text:span> Какой?</text:p>
      <text:p text:style-name="P2"><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3">–</text:span> Короче, решай. <text:span text:style-name="T13">–</text:span> <text:span text:style-name="T1">е</text:span>ё нос почти касался моего. <text:span text:style-name="T1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3">–</text:span> Дэш, ты..?</text:p>
      <text:p text:style-name="P2"><text:span text:style-name="T13">–</text:span> Да, Дискорд тебя забери! Я предлагаю тебе ЗА-НЯТЬ-СЯ СЕК-СОМ со мной! <text:span text:style-name="T13">–</text:span> <text:span text:style-name="T1">п</text:span>очти зло отчеканила пегаска. <text:span text:style-name="T13">–</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3">–</text:span> Дэш!</text:p>
      <text:p text:style-name="P2"><text:span text:style-name="T13">–</text:span> Да? <text:span text:style-name="T13">–</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oft-page-break/><text:span text:style-name="T13">–</text:span> Ничего себе!</text:p>
      <text:p text:style-name="P2"><text:span text:style-name="T13">–</text:span> А ты как думал, откуда взялись пони-пегасы и пони-единороги?</text:p>
      <text:p text:style-name="P2"><text:span text:style-name="T13">–</text:span> Я думал, они всегда были.</text:p>
      <text:p text:style-name="P2"><text:span text:style-name="T13">–</text:span> Не всегда. Пегасы произошли от земных пони и грифонов. Пони-единороги <text:span text:style-name="T13">–</text:span> от земных пони и диких единорогов.</text:p>
      <text:p text:style-name="P2"><text:span text:style-name="T13">–</text:span> А что это за дикие единороги?</text:p>
      <text:p text:style-name="P2"><text:span text:style-name="T13">–</text:span> Сейчас они почти не встречаются. У них хвосты как у льва <text:span text:style-name="T1">—</text:span> с кисточкой на конце. И раздвоенные копыта.</text:p>
      <text:p text:style-name="P2"><text:span text:style-name="T13">–</text:span> А аликорны от кого произошли? От пегасов и единорогов?</text:p>
      <text:p text:style-name="P2"><text:span text:style-name="T13">–</text:span> Нет, <text:span text:style-name="T13">–</text:span> отрицательно покачала головой Дэш. <text:span text:style-name="T13">–</text:span> Никто не знает, как появились аликорны. Одно я знаю точно: если единорог спарится с пегасом, аликорна не получится.</text:p>
      <text:p text:style-name="P2"><text:span text:style-name="T13">–</text:span> Что ж, спасибо, что просветила. Однако…</text:p>
      <text:p text:style-name="P2"><text:span text:style-name="T13">–</text:span> Что?</text:p>
      <text:p text:style-name="P2"><text:span text:style-name="T13">–</text:span> Ты лежишь на мне.</text:p>
      <text:p text:style-name="P2"><text:span text:style-name="T13">–</text:span> Ну да, лежу, <text:span text:style-name="T13">–</text:span> Дэш ехидно улыбнулась и заёрзала животом. <text:span text:style-name="T13">–</text:span> А что?</text:p>
      <text:p text:style-name="P2"><text:span text:style-name="T13">–</text:span> А то, что в таком положении я до тебя не достану! У тебя слишком высоко расположена... ммм… анатомия.</text:p>
      <text:p text:style-name="P2"><text:span text:style-name="T13">–</text:span> Потерпи чуть-чуть, <text:span text:style-name="T13">–</text:span> пегаска хихикнула и снова заёрзала животом, прижав его ко мне. <text:span text:style-name="T13">–</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3">–</text:span> Я чувствую тебя, <text:span text:style-name="T13">–</text:span> промурлыкала Дэш. <text:span text:style-name="T13">–</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3">–</text:span> Эт-то магия-а-а-а.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м-м-м… силы отталкивания хватает на то, чтобы… уффф... <text:span text:style-name="T1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тела и ещё примерно такой же… <text:span text:style-name="T13">–</text:span> прошептала пегаска и закрыла глаза, уткнувшись носом мне в предплечье. Дыхание у неё стало прерывистым.</text:p>
      <text:p text:style-name="P2"><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oft-page-break/><text:span text:style-name="T13">–</text:span> Макс,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ммм… состоянии.</text:p>
      <text:p text:style-name="P2"><text:span text:style-name="T13">–</text:span> Дэш, <text:span text:style-name="T13">–</text:span> рассмеялся я, <text:span text:style-name="T13">–</text:span> отпусти ухо!</text:p>
      <text:p text:style-name="P2"><text:span text:style-name="T13">–</text:span> Отпускаю, <text:span text:style-name="T13">–</text:span> шепнула пегаска мне в ухо. <text:span text:style-name="T13">–</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3">–</text:span> Мы опаздываем! Рэрити назначила на восемь часов вечера у Твайлайт!</text:p>
      <text:p text:style-name="P2"><text:span text:style-name="T13">&lt;</text:span><text:span text:style-name="T24">Р/Д отправляется в сон до Рэрити и там вспоминает Леро/Листа.</text:span><text:span text:style-name="T13">&gt;</text:span></text:p>
      <text:p text:style-name="P2">Пока я одевался, пегаска в нетерпении рыла копытом землю.</text:p>
      <text:p text:style-name="P2"><text:span text:style-name="T13">–</text:span> Оделся? Хватайся! <text:span text:style-name="T13">–</text:span> Дэш подпрыгнула и зависла у меня над головой, давая схватиться за ноги.</text:p>
      <text:p text:style-name="P2">И мы понеслись…</text:p>
      <text:p text:style-name="P2"/>
      <text:h text:style-name="P135" text:outline-level="2"/>
      <text:p text:style-name="P81"/>
      <text:p text:style-name="P81"/>
      <text:p text:style-name="P81"/>
      <text:p text:style-name="P81"/>
      <text:p text:style-name="P81"/>
      <text:p text:style-name="P81"/>
      <text:p text:style-name="P81"/>
      <text:p text:style-name="P81"/>
      <text:p text:style-name="P2"><text:span text:style-name="T13">&lt;</text:span><text:span text:style-name="T24">Подходя к замку Принцесс, Дэш рассказывает Максу обо сне, который она утаила - с Леро.</text:span><text:span text:style-name="T13">&gt;</text:span> </text:p>
      <text:p text:style-name="P2"/>
      <text:p text:style-name="P2"><text:span text:style-name="T13">&lt;</text:span><text:span text:style-name="T24">Кто следующий готов рассказывать?</text:span></text:p>
      <text:p text:style-name="P31">Пинки дёрнулась на месте, но промолчала.</text:p>
      <text:p text:style-name="P2"><text:span text:style-name="T27">–</text:span><text:span text:style-name="T24"> Я расскажу, - шагнула вперёд радужная пегаска. </text:span><text:span text:style-name="T27">–</text:span><text:span text:style-name="T24"> Хотя вряд ли ты узнаешь что-то полезное. Там галиматья какая-то…</text:span><text:span text:style-name="T13">&gt;</text:span></text:p>
      <text:p text:style-name="P2"/>
      <text:p text:style-name="P2"><text:span text:style-name="T13">&lt;</text:span><text:span text:style-name="T24">Сон РД:</text:span></text:p>
      <text:p text:style-name="P31">...Неприятный зудящий звук, включается картинка. /сюжет из праздника падающих листьев (РД наблюдает саму себя) <text:span text:style-name="T13">–</text:span> original story <text:span text:style-name="T1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3">—</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13">—</text:span> она становится Пинкаминой из-за её сна <text:span text:style-name="T13">—</text:span> “Кексиков”. Также она видит во сне центр Эгрегора Эквестрии <text:span text:style-name="T13">—</text:span> Селестию. И она видит, как Селестия превращается в набор цифр и уходит в экран <text:span text:style-name="T13">—</text:span> в мир Терры.</text:p>
      <text:p text:style-name="P31">После чего происходит исчезновение Селестии. Макс + Шестёрка (без Пинки и Рэрити <text:span text:style-name="T1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oft-page-break/><text:span text:style-name="T24">В мире Терры они ищут Селестию. В конце-концов Макс находит её в кибермозге </text:span><text:span text:style-name="T27">—</text:span><text:span text:style-name="T24">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4"> Эгрегором Эквестрии. После чего пееренос на Землю на 10 лет назад. Начало написания “Последнего фанфика”.</text:span><text:span text:style-name="T13">&gt;</text:span></text:p>
      <text:p text:style-name="P14"/>
      <text:p text:style-name="P2"><text:span text:style-name="T13">–</text:span> Ну ладно, посижу ночью над книгами. Кто следующий? <text:span text:style-name="T13">– </text:span>Твайлайт посмотрела на Пинки, но та только тёрла копытом висок и морщила лоб, словно пытаясь что-то вспомнить.</text:p>
      <text:p text:style-name="P2"><text:span text:style-name="T13">–</text:span> Я расскажу, - шагнула вперёд радужная пегаска. <text:span text:style-name="T13">–</text:span> Хотя вряд ли ты узнаешь что-то полезное. Там дискордовщина какая-то…</text:p>
      <text:p text:style-name="P2"/>
      <text:h text:style-name="P135" text:outline-level="2"/>
      <text:p text:style-name="P4">***</text:p>
      <text:p text:style-name="P2"><text:span text:style-name="T13">–</text:span> А дальше ты спихнула меня с него и стала приводить его в чувство. <text:span text:style-name="T13">–</text:span> <text:span text:style-name="T1">з</text:span>акончила рассказа Рэйнбоу Дэш.</text:p>
      <text:p text:style-name="P2"><text:span text:style-name="T13">–</text:span> Хм. Несколько эпизодов, включая рекурсивный сон. И опять сфера из светящихся точек. <text:span text:style-name="T13">–</text:span> <text:span text:style-name="T1">о</text:span>тметила Твайлайт.</text:p>
      <text:p text:style-name="P2"><text:span text:style-name="T13">–</text:span> Что такое “рекурсивный сон”?</text:p>
      <text:p text:style-name="P2"><text:span text:style-name="T1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3">–</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3">–</text:span> Пинки, что с тобой? <text:span text:style-name="T13">–</text:span> Твайлайт склонилась над розовой пони. <text:span text:style-name="T13">–</text:span> У тебя волосы распрямились. И поседели.</text:p>
      <text:p text:style-name="P2"><text:span text:style-name="T13">–</text:span> Как поседели?! <text:span text:style-name="T13">–</text:span> <text:span text:style-name="T1">в</text:span>оскликнула Рэрити, тоже склоняясь над Пинки. <text:span text:style-name="T13">–</text:span> Дорогая, но ты слишком молода для седины! Я могу порекомендовать тебе очень хороший лосьон…</text:p>
      <text:p text:style-name="P2"><text:span text:style-name="T13">–</text:span> Дайте ей рассказать сон, <text:span text:style-name="T13">–</text:span> протиснулась между подруг РД. <text:span text:style-name="T13">–</text:span> Что ты…</text:p>
      <text:p text:style-name="P2"><text:span text:style-name="T13">–</text:span> А<text:span text:style-name="T1">АА</text:span>!!! <text:span text:style-name="T13">–</text:span> Пинки тонко вскрикнула и затряслась, глядя на РД полными ужаса глазами.</text:p>
      <text:p text:style-name="P2"><text:span text:style-name="T13">–</text:span> Ты чего? <text:span text:style-name="T13">–</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3">–</text:span> Пинки, дорогая, успокойся, <text:span text:style-name="T13">–</text:span> успокоительно проворковала Рэрити, заслонив РД и принявшись обтирать ей лоб влажным полотенцем, <text:span text:style-name="T13">–</text:span> что бы это ни было, оно уже прошло. Ты проснулась.</text:p>
      <text:p text:style-name="P2"><text:span text:style-name="T13">–</text:span> Если тебе тяжело вспоминать сон, не мучайся, <text:span text:style-name="T13">–</text:span> обратилась Твайлайт.</text:p>
      <text:p text:style-name="P2"><text:span text:style-name="T13">–</text:span> Мне не тяжело, - пробормотала Пинки. Вид Рэрити её явно успокаивал. <text:span text:style-name="T1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oft-page-break/><text:span text:style-name="T13">–</text:span> Постой-постой, Пинки. Кто <text:span text:style-name="T1">—</text:span> она? Какое облако? Какая открытая дверь? <text:span text:style-name="T13">–</text:span> <text:span text:style-name="T1">з</text:span>апуталась Твайлайт.</text:p>
      <text:p text:style-name="P2"><text:span text:style-name="T13">–</text:span> Там была дверь. Неподалёку от шара. Или окно <text:span text:style-name="T1">—</text:span> не помню. В него прыгали пони из шара. И туда улетела Она в виде облака цифр. <text:span text:style-name="T13">–</text:span> Пинки растерялась и наморщила лоб, пытаясь вспомнить.</text:p>
      <text:p text:style-name="P2"><text:span text:style-name="T13">–</text:span> А кто такая “Она”? <text:span text:style-name="T13">–</text:span> не выдержала Дэш.</text:p>
      <text:p text:style-name="P2"><text:span text:style-name="T13">– </text:span><text:span text:style-name="T1">ААА</text:span>!!! <text:span text:style-name="T13">–</text:span> Пинки бросила взгляд на РД и забилась в истерике. <text:span text:style-name="T13">–</text:span> Дэш, пожалуйста, я не хотела! Это не я, я не могла! Просто не могла, пойми! Прости меня! <text:span text:style-name="T13">–</text:span> Розовая кобылка в беспамятстве опустилась на пол, закрывая глаза копытами.</text:p>
      <text:p text:style-name="P2"><text:span text:style-name="T13">–</text:span> Это неестественные страдания. <text:span text:style-name="T13">–</text:span> пробормотала Твайлайт. <text:span text:style-name="T13">–</text:span> Пинки никогда не впадала в отчаяние НАСТОЛЬКО глубоко. И по такому пустячному поводу, как какой-то сон.</text:p>
      <text:p text:style-name="P2"><text:span text:style-name="T13">–</text:span> Бедняжка, <text:span text:style-name="T13">–</text:span> прошептала Рэрити, <text:span text:style-name="T13">–</text:span> у неё сейчас вид как у <text:span text:style-name="T13">&lt;</text:span><text:span text:style-name="T24">сумасшедшей кобылы</text:span><text:span text:style-name="T13">&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3">–</text:span> Мда. <text:span text:style-name="T13">–</text:span> Твайлайт беспомощно уставилась в закрывшуюся дверь. <text:span text:style-name="T13">–</text:span> Индрэ не предупреждал о таких последствиях <text:span text:style-name="T13">&lt;</text:span><text:span text:style-name="T24">добавить сочувствия</text:span><text:span text:style-name="T13">&gt;</text:span>.</text:p>
      <text:p text:style-name="P2"/>
      <text:p text:style-name="P2"><text:span text:style-name="T13">&lt;</text:span><text:span text:style-name="T24">После этого случая Тавйлайт решает прекратить сеансы двойного сна. Сеанса с ЭйДжей и Флатти не будет</text:span><text:span text:style-name="T13">&gt;</text:span></text:p>
      <text:p text:style-name="P2"/>
      <text:h text:style-name="P135"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13">–</text:span> И в твоём мире нет пони-пегасов и пони-единорогов? Есть только земнопони? <text:span text:style-name="T13">–</text:span> допытывалась РД.</text:p>
      <text:p text:style-name="P2"><text:span text:style-name="T1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3">&lt;</text:span><text:span text:style-name="T25">название</text:span><text:span text:style-name="T1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3">–</text:span> Ну хорошо, а кто вами правит? Аликорн? Драконикус? Какой-нибудь человек с рогом во лбу? Или у вас нет правителя?</text:p>
      <text:p text:style-name="P2"><text:span text:style-name="T13">–</text:span> Нет, почему? Правитель есть. Только он не постоянный. Его избирают. Раз в несколько лет.</text:p>
      <text:p text:style-name="P2"><text:span text:style-name="T13">–</text:span> Но это же полная ерунда! <text:span text:style-name="T13">–</text:span> <text:span text:style-name="T1">в</text:span>оскликнула Д<text:span text:style-name="T1">эш</text:span>. <text:span text:style-name="T13">–</text:span> С какой стати он будет заботиться о королевстве как о своём, если будет знать, что через несколько лет оно будет не его? <text:span text:style-name="T13">&lt;</text:span><text:span text:style-name="T25">изменить причину удивления</text:span><text:span text:style-name="T1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3">–</text:span> Хм. Узнаю походку Твайлайт. Что-то случилось. <text:span text:style-name="T13">–</text:span> заметила <text:span text:style-name="T1">пегаска</text:span>.</text:p>
      <text:p text:style-name="P2">И впрямь, на запыхавшейся единорожке лица не было.</text:p>
      <text:p text:style-name="P2"><text:span text:style-name="T13">–</text:span> Она исчезла!!! <text:span text:style-name="T13">–</text:span> Твайлайт не могла отдышаться.</text:p>
      <text:p text:style-name="P2"><text:span text:style-name="T13">–</text:span> Кто <text:span text:style-name="T1">—</text:span> она??? <text:span text:style-name="T13">–</text:span> <text:span text:style-name="T1">х</text:span>ором воскликнули мы и переглянулись.</text:p>
      <text:p text:style-name="P2"><text:span text:style-name="T13">–</text:span> Прин-цес-са Се-лес-ти-я! <text:span text:style-name="T13">–</text:span> <text:span text:style-name="T1">п</text:span>о слогам отчеканила Твайлайт. <text:span text:style-name="T13">–</text:span> Только это между нами. <text:soft-page-break/>Государственная тайна. Нас вызывают в Кантерлот.</text:p>
      <text:p text:style-name="P2"><text:span text:style-name="T13">–</text:span> Ну и дела, <text:span text:style-name="T13">–</text:span> покачала головой Д<text:span text:style-name="T1">эш</text:span>. <text:span text:style-name="T13">–</text:span> Я слетаю за остальными. Мы ещё успеем на вечерний поезд.</text:p>
      <text:p text:style-name="P2"><text:span text:style-name="T13">–</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3">–</text:span> Рада видеть вас, мои дорогие, <text:span text:style-name="T13">–</text:span> поприветствовала Луна кобылок. Я удостоился едва заметного кивка. <text:span text:style-name="T13">–</text:span> А где элементы Щедрости и Веселья?</text:p>
      <text:p text:style-name="P2"><text:span text:style-name="T13">–</text:span> Рэрити осталась ухаживать за Пинки. Та очень больна, <text:span text:style-name="T13">–</text:span> выступила за всех Твайлайт. <text:span text:style-name="T13">–</text:span> Что произошло? Стража сказала нам…</text:p>
      <text:p text:style-name="P2"><text:span text:style-name="T13">–</text:span> Увы, они не солгали. Моя сестра пропала вчера утром. Стража видела её накануне вечером, но утром нашли только примятую постель. Я знаю, <text:span text:style-name="T13">–</text:span> тут Луна повернулась ко мне и с едва заметным сарказмом продолжила, <text:span text:style-name="T1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3">–</text:span> Не могу ничем помочь. Я знаю не больше твоего.</text:p>
      <text:p text:style-name="P2">Луна как будто ожидала такой ответ.</text:p>
      <text:p text:style-name="P2"><text:span text:style-name="T13">–</text:span> В таком случае мне понадобится твоя помощь, <text:span text:style-name="T13">–</text:span> Луна кивнула Твайлайт. <text:span text:style-name="T13">–</text:span> Ты была её ближайшей и лучшей ученицей и, я надеюсь, поможешь понять мне, где она находится сейчас.</text:p>
      <text:p text:style-name="P2"><text:span text:style-name="T13">–</text:span> Приложу все усилия, Ваше Высочество. Но мне понадобится провести некоторое время в библиотеке Кантерлота.</text:p>
      <text:p text:style-name="P2"><text:span text:style-name="T1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5" text:outline-level="2">Поиск решения</text:h>
      <text:p text:style-name="P81"/>
      <text:p text:style-name="P2"><text:span text:style-name="T1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text:soft-page-break/>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lt;<text:span text:style-name="T25">Луна приносит в жертву свою кровь, чтобы путешествие к замку прошло без потерь. Жертва не принимается — Дэш погибает</text:span>&gt;</text:p>
      <text:p text:style-name="P2"><text:span text:style-name="T13">&lt;</text:span><text:span text:style-name="T24">Как Луна, Твайлайт и Дискорд через месяц будут пробираться к замку Принцесс, если к нему уже сейчас пройти почти невозможно?</text:span><text:span text:style-name="T13">&gt;</text:span></text:p>
      <text:p text:style-name="P14"/>
      <text:p text:style-name="P2"><text:span text:style-name="T13">&lt;</text:span><text:span text:style-name="T24">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4"> Луна создаёт обратный коридор в срок.</text:span><text:span text:style-name="T13">&gt;</text:span></text:p>
      <text:p text:style-name="P2"/>
      <text:h text:style-name="P13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text:soft-page-break/>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3">—</text:span> виднелось под листвой плюща.</text:p>
      <text:p text:style-name="P2">“Откуда здесь взялся рухнувший Боинг?” <text:span text:style-name="T13">&lt;</text:span><text:span text:style-name="T25">Дуглас </text:span><text:span text:style-name="T27">—</text:span><text:span text:style-name="T25"> </text:span><text:span text:style-name="T27">DC-3</text:span><text:span text:style-name="T1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13">&lt;</text:span><text:span text:style-name="T24">высоко летать нельзя из-за молний</text:span><text:span text:style-name="T13">&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3">—</text:span> “он”, <text:span text:style-name="T1">–</text:span> спросила Луна.</text:p>
      <text:p text:style-name="P2"><text:soft-page-break/><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text:soft-page-break/>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3">—</text:span> помогают идти Твайлайт. Макс и Дэш <text:span text:style-name="T1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3">&lt;</text:span><text:span text:style-name="T24">двухмесячной</text:span><text:span text:style-name="T13">&gt;</text:span> давности осталось лишь направление движения.</text:p>
      <text:p text:style-name="P2">И опять, как <text:span text:style-name="T13">&lt;</text:span><text:span text:style-name="T24">два</text:span><text:span text:style-name="T1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3">&lt;</text:span><text:span text:style-name="T24">основного потока</text:span><text:span text:style-name="T1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3">&lt;</text:span><text:span text:style-name="T24">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soft-page-break/>…</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3">&gt;</text:span></text:p>
      <text:p text:style-name="P2"/>
      <text:h text:style-name="P135"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3">&lt;</text:span><text:span text:style-name="T24">три месяца</text:span><text:span text:style-name="T1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3">&gt;</text:span>\Привет, Нексус. Это Макс.</text:p>
      <text:p text:style-name="P2"><text:span text:style-name="T13">&lt;\</text:span>Привет, Макс. Рад тебя видеть.</text:p>
      <text:p text:style-name="P23">Хм. Блок эмоций? Или просто модификация стандартного приветствия?</text:p>
      <text:p text:style-name="P2"><text:span text:style-name="T13">&gt;\</text:span>Нексус, отключи память событий за последнюю неделю.</text:p>
      <text:p text:style-name="P2"><text:span text:style-name="T13">&lt;\</text:span>Выполнено, Макс.</text:p>
      <text:p text:style-name="P2"><text:span text:style-name="T13">&gt;</text:span>\Задача по корпоративной логике. Выдай наиболее оптимальное решение.</text:p>
      <text:p text:style-name="P2"><text:span text:style-name="T13">&lt;\</text:span>Жду с нетерпением, Макс.</text:p>
      <text:p text:style-name="P2"><text:soft-page-break/><text:span text:style-name="T13">&gt;\</text:span>Постановка задачи.</text:p>
      <text:p text:style-name="P2"><text:span text:style-name="T1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3">&gt;\</text:span>Ограничения.</text:p>
      <text:p text:style-name="P2"><text:span text:style-name="T13">&gt;\</text:span>Ты не можешь подать в суд на компанию Б и ждать результатов, так как за время разбирательства компания А обанкротится.</text:p>
      <text:p text:style-name="P2"><text:span text:style-name="T13">&gt;\</text:span>Задание.</text:p>
      <text:p text:style-name="P2"><text:span text:style-name="T1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3">&lt;\</text:span>Задача принята...</text:p>
      <text:p text:style-name="P2"><text:span text:style-name="T13">&lt;\</text:span>...</text:p>
      <text:p text:style-name="P2"><text:span text:style-name="T13">&lt;\</text:span>...</text:p>
      <text:p text:style-name="P2"><text:span text:style-name="T13">&lt;\</text:span>Решение:</text:p>
      <text:p text:style-name="P2"><text:span text:style-name="T13">&lt;\&lt;</text:span><text:span text:style-name="T24">Не следует противопоставлять злу ещё большее зло - это только усилит его — </text:span><text:span text:style-name="T25">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3">&lt;</text:span><text:span text:style-name="T24">трёх</text:span><text:span text:style-name="T13">&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3">&lt;</text:span><text:span text:style-name="T24">три месяца</text:span><text:span text:style-name="T13">&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4"/>
      <text:p text:style-name="P2"><text:span text:style-name="T13">&lt;</text:span><text:span text:style-name="T24">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3">&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5" text:outline-level="2">Безнадёжность</text:h>
      <text:p text:style-name="P14">&lt;<text:span text:style-name="T25">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3">&lt;</text:span><text:span text:style-name="T24">расширить</text:span><text:span text:style-name="T1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3">&lt;</text:span><text:span text:style-name="T24">расширить</text:span><text:span text:style-name="T13">&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3">&lt;</text:span><text:span text:style-name="T24">клоунов/санта-клаусов</text:span><text:span text:style-name="T13">&gt;</text:span>, подстерегавших меня на подходе к офису. Возвратившись домой я с удивлением обнаружил сзади <text:span text:style-name="T13">&lt;</text:span><text:span text:style-name="T24">пять</text:span><text:span text:style-name="T13">&gt;</text:span>длинную прореху в куртке, <text:span text:style-name="T13">&lt;</text:span><text:span text:style-name="T24">как будто сделанную пятернёй с металлическими когтями</text:span><text:span text:style-name="T13">&gt;</text:span>явно сделанную ударом ножа вдогонку наотмашь <text:span text:style-name="T13">&lt;</text:span><text:span text:style-name="T24">Эпплджек понадобилось два часа, чтобы зашить её</text:span><text:span text:style-name="T1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3">&lt;</text:span><text:span text:style-name="T24">подать фонарь под другим сосусом</text:span><text:span text:style-name="T1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text:soft-page-break/>показалось, что он <text:s/>как-то подозрительно быстро слинял тогда, после разведки в твоём офисе <text:span text:style-name="T13">&lt;</text:span><text:span text:style-name="T24">уменьшить подозрения — о них должен догадаться Макс</text:span><text:span text:style-name="T1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3">&lt;</text:span><text:span text:style-name="T24">улучшить</text:span><text:span text:style-name="T13">&gt;</text:span>. А тот случай, когда мне пришлось зашивать тебе куртку после нападения убийц <text:span text:style-name="T13">&lt;</text:span><text:span text:style-name="T24">клоунов/санта-клаусов</text:span><text:span text:style-name="T1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text:soft-page-break/>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5" text:outline-level="2">След?</text:h>
      <text:p text:style-name="P81"/>
      <text:p text:style-name="P2"><text:span text:style-name="T13">&lt;</text:span><text:span text:style-name="T24">сначала эпизод - проверка сумки в серверной</text:span><text:span text:style-name="T13">&gt;</text:span></text:p>
      <text:p text:style-name="P2"><text:span text:style-name="T13">&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3">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3">&lt;</text:span><text:span text:style-name="T24">“Последний Единорог” Питера Бигла</text:span><text:span text:style-name="T1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13">&lt;</text:span><text:span text:style-name="T24">расширить. Перед кафешкой - диалог с Флатти и ЭйДжей. Все думают, что наконец-то нашли </text:span><text:soft-page-break/><text:span text:style-name="T24">Селестию. Все ликуют</text:span><text:span text:style-name="T13">&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3">&lt;</text:span><text:span text:style-name="T24">Расширить сцену в кафе. Ожидание, подьём и… падение ожиданий</text:span><text:span text:style-name="T13">&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3">&lt;</text:span><text:span text:style-name="T24">упомянуть болезнь Флатти в соответствующем разделе</text:span><text:span text:style-name="T1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5" text:outline-level="2">Озарение</text:h>
      <text:p text:style-name="P2"/>
      <text:p text:style-name="P2"><text:span text:style-name="T13">&lt;</text:span><text:span text:style-name="T2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3">&gt;</text:span></text:p>
      <text:p text:style-name="P65"/>
      <text:p text:style-name="P66">-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5"/>
      <text:p text:style-name="P62">Разговор не клеился.</text:p>
      <text:p text:style-name="P6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5"><text:span text:style-name="T1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5"><text:span text:style-name="T1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5"><text:span text:style-name="T13">– </text:span>Ну хорошо. Убедила. В конце-концов, можем поступить так. Вы с Флатти вернётесь обратно а я продолжу поиски здесь.</text:p>
      <text:p text:style-name="P65"><text:span text:style-name="T13">– </text:span>А как мы узнаем, что ты нашёл принцессу? – хмуро отозвалась Эпплджек. – Сами вы вряд ли сможете отсюда создать коридор к Эквестрии.</text:p>
      <text:p text:style-name="P65"><text:span text:style-name="T13">– </text:span>Вы можете связываться со мной раз в месяц по коридору.</text:p>
      <text:p text:style-name="P65"><text:span text:style-name="T1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5"><text:span text:style-name="T13">– </text:span>Ну, не раз в месяц <text:span text:style-name="T1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5">Эпплджек недоверчиво хмыкнула.</text:p>
      <text:p text:style-name="P65"><text:span text:style-name="T1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5"><text:span text:style-name="T1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5"><text:span text:style-name="T13">– </text:span>Конечно оставаться. Кто ещё, кроме нас, может найти её?</text:p>
      <text:p text:style-name="P65"><text:span text:style-name="T13">– </text:span>Я думал, ты не сможешь оставить Энджела и всех остальных надолго.</text:p>
      <text:p text:style-name="P65"><text:span text:style-name="T1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0"><text:soft-page-break/><text:span text:style-name="T13">– </text:span>Извини, Флаттершай, забылся.</text:p>
      <text:p text:style-name="P70"><text:span text:style-name="T13">– </text:span>Та ладно, я ж не против, – возразила Эпплджек. – Не парься, Флатти. Было б хуже, если б он <text:s/>назвал меня Эпплджек на людях.</text:p>
      <text:p text:style-name="P70"><text:span text:style-name="T13">– </text:span>Ты так... – запнулась Флаттершай. – Так быстро забыла свою ферму. И...</text:p>
      <text:p text:style-name="P70"><text:span text:style-name="T1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0"><text:span text:style-name="T13">– </text:span>Как ты можешь так говорить? – расплакалась Флаттершай.</text:p>
      <text:p text:style-name="P70"><text:span text:style-name="T13">– </text:span>Эй, девушки, не ссорьтесь! Мы — одна команда! И надеюсь, останемся ею и в дальнейшем. </text:p>
      <text:list xml:id="list6260753296197482671" text:style-name="L5">
        <text:list-header>
          <text:p text:style-name="P12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0"><text:span text:style-name="T13">– </text:span>А если нет? – Эпплджек смотрела мне мне прямо в глаза.</text:p>
      <text:list xml:id="list191036942913717" text:continue-numbering="true" text:style-name="L5">
        <text:list-header>
          <text:p text:style-name="P127">Я молча пожал плечами. Эпплджек уверенно продолжила.</text:p>
        </text:list-header>
      </text:list>
      <text:p text:style-name="P70"><text:span text:style-name="T1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0"><text:span text:style-name="T13">– </text:span>Спасибо, ЭйДжей.</text:p>
      <text:p text:style-name="P70"><text:span text:style-name="T1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037183495187" text:continue-numbering="true" text:style-name="L5">
        <text:list-header>
          <text:p text:style-name="P127">Флаттершай пробормотала нечто, показавшееся мне знакомым.</text:p>
        </text:list-header>
      </text:list>
      <text:p text:style-name="P70"><text:span text:style-name="T13">– </text:span>Флатти, ты что-то сказала? Я не расслышал.</text:p>
      <text:p text:style-name="P70"><text:span text:style-name="T13">– </text:span>Намерение Изменяет Реальность.</text:p>
      <text:p text:style-name="P70"><text:span text:style-name="T13">– </text:span>Эээ. А где ты слышала эту фразу, если не секрет?</text:p>
      <text:p text:style-name="P70"><text:span text:style-name="T1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037721380316" text:continue-numbering="true" text:style-name="L5">
        <text:list-header>
          <text:p text:style-name="P127">У меня как будто вспыхнула лампочка в мозгу. Кирпичики быстро выстраивались в целостную картину. Я ринулся в прихожую.</text:p>
        </text:list-header>
      </text:list>
      <text:p text:style-name="P70"><text:span text:style-name="T13">– </text:span>Флатти, ЭйДжей, буду через час. Ждите!</text:p>
      <text:p text:style-name="P65"/>
      <text:h text:style-name="P134" text:outline-level="2">Почти.</text:h>
      <text:p text:style-name="P78"/>
      <text:p text:style-name="P70">В офисе меня встретил лыбящийся Стас.</text:p>
      <text:p text:style-name="P7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0">Я уставился на Стаса и он, захлёбываясь от торопливости, начал <text:span text:style-name="T13">расказывать</text:span>.</text:p>
      <text:p text:style-name="P7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0"><text:soft-page-break/>– Ты его уничтожил?</text:p>
      <text:p text:style-name="P70">– Кого?</text:p>
      <text:p text:style-name="P70">– Этический модуль. Селестию.</text:p>
      <text:p text:style-name="P7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0">– Ты его уничтожил?</text:p>
      <text:p text:style-name="P7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0">– То есть, на домашнем компьютере Влада модуль работает и дальше?</text:p>
      <text:p text:style-name="P70">– Ага. К нему-то у меня доступа нету. Но в кластер к Нексусу он больше не пролезет.</text:p>
      <text:p text:style-name="P70">– Спасибо, Стас. Ты молодец.</text:p>
      <text:p text:style-name="P70">Ниточка, чуть было не прервавшаяся в офисе, повела в квартиру Влада.</text:p>
      <text:p text:style-name="P70"/>
      <text:h text:style-name="P134" text:outline-level="2">Дискорд</text:h>
      <text:p text:style-name="P81"/>
      <text:p text:style-name="P78">Девушки поспешно собирались, пока я растолковывал им задачу.</text:p>
      <text:p text:style-name="P78"><text:span text:style-name="T1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8"><text:span text:style-name="T13">– </text:span>Это тот твой приятель, который разбился с полгода назад? – спросила Эпплджек.</text:p>
      <text:p text:style-name="P78"><text:span text:style-name="T13">– </text:span>Да, это он.</text:p>
      <text:p text:style-name="P78"><text:span text:style-name="T13">– </text:span>А как мы попадём в его квартиру? Там сейчас кто-то живёт? – Флаттершай прыгала на одной ноге, натягивая кед.</text:p>
      <text:p text:style-name="P78"><text:span text:style-name="T1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9">В гараже я обошёл старый верный <text:span text:style-name="T13">Nissan Navara</text:span> и направился к маленькому электрическому <text:span text:style-name="T13">Eva. </text:span>Для того, чтоб не привлекать внимание, самое оно. <text:s/><text:span text:style-name="T13">&lt;</text:span><text:span text:style-name="T2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3">&gt;</text:span></text:p>
      <text:p text:style-name="P7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3">&lt;</text:span><text:span text:style-name="T24">Плохо написано!</text:span><text:span text:style-name="T13">&gt;</text:span></text:p>
      <text:p text:style-name="P79">Я поднёс брелок пропуска к домофону, но дверь подъезда не открылась. Замигала красная лампочка и зажужжал зуммер.</text:p>
      <text:p text:style-name="P79">Я выругался.</text:p>
      <text:p text:style-name="P79"><text:soft-page-break/><text:span text:style-name="T13">– </text:span>Макс, что случилось? У нас проблемы?</text:p>
      <text:p text:style-name="P79"><text:span text:style-name="T1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9"><text:span text:style-name="T13">– </text:span>Так что, будем ломать дверь? – Эпплджек критически осмотрелась, подмечая бабулек на лавочке и зевак во внутреннем скверике.</text:p>
      <text:p text:style-name="P79"><text:span text:style-name="T13">– </text:span>Нет нужды. Лучше станьте-ка сзади меня так, чтобы заслонить от этих бабулек и от вооон той камеры наблюдения.</text:p>
      <text:list xml:id="list3219801790180191563" text:style-name="L6">
        <text:list-header>
          <text:p text:style-name="P12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0">Раздался лёгкий «кряк» и дверь подалась.</text:p>
      <text:p text:style-name="P101"><text:span text:style-name="T13">– </text:span>Девушки, заходим.</text:p>
      <text:p text:style-name="P6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0">Прихожая встретила нас толстым слоем пыли. Мы тихонько прошли внутрь и я закрыл дверь изнутри.</text:p>
      <text:p text:style-name="P65"><text:span text:style-name="T1">Компьютер</text:span> стоял там же, где и обычно <text:span text:style-name="T1">— в личном кабинете Влада на столе у окна.</text:span></text:p>
      <text:p text:style-name="P101"><text:span text:style-name="T13">– </text:span>Макс, тут окно разбито! И верёвка какая-то висит. – крикнула Флаттершай из кухни.</text:p>
      <text:p text:style-name="P101"><text:span text:style-name="T13">– </text:span>Оставь, Флатти, не сейчас! – отмахнулся я.</text:p>
      <text:p text:style-name="P107">Лампочка питания на ноутбуке горела, <text:s/>но подключенный монитор оставался тёмным. Я постучал по пробелу, но безрезультатно.</text:p>
      <text:p text:style-name="P101"><text:span text:style-name="T13">– </text:span>Может, стукни его хорошенько? – посоветовала Эпплджек. – Я всегда так делаю, когда у твоего компа интернет тормозит. Почти всегда помогает...</text:p>
      <text:p text:style-name="P101"><text:span text:style-name="T13">– </text:span>Монитор выключен. – <text:s/>раздалось из угла. Кресло с высокой спинкой повернулось, открыв нашим взорам Дискорда. </text:p>
      <text:p text:style-name="P10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1">Он приподнял панамку, дурашливо здороваясь.</text:p>
      <text:p text:style-name="P101"><text:span text:style-name="T13">– </text:span>Оп-па! – пробормотала Эпплджек. – Нежданчик!</text:p>
      <text:p text:style-name="P101"><text:span text:style-name="T13">– </text:span>Ты, я вижу, времени не терял, – моя рука под прикрытием стола медленно тянулась к тяжёлой фарфоровой кружке, стоящей на краю.</text:p>
      <text:p text:style-name="P82"><text:soft-page-break/><text:span text:style-name="T1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13">– </text:span>А почему ты вообще решил искать нас тут? – спросила Эпплджек. – Приехал бы домой. Мы б тебя чаем напоили.</text:p>
      <text:p text:style-name="P82"><text:span text:style-name="T13">–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2"><text:span text:style-name="T13">– </text:span>С кем это вы тут разговариваете?</text:p>
      <text:list xml:id="list8192648488449741347" text:style-name="L7">
        <text:list-header>
          <text:p text:style-name="P13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пустила толстенный том «Энтерпрайз-паттернов» , издание девятое, дополненное.</text:p>
      <text:p text:style-name="P101">На лице Дискорда появилось удивлённо-мечтательное выражение и он вырубился.</text:p>
      <text:p text:style-name="P101"/>
      <text:h text:style-name="P135" text:outline-level="2">Селестия</text:h>
      <text:p text:style-name="P101"/>
      <text:p text:style-name="P8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1">Включенный монитор показал схематическое изображение Селестиии, </text:p>
      <text:p text:style-name="P102">&gt;\<text:span text:style-name="T1">Привет, Селестия. Это Макс. Как себя чувствуешь?</text:span></text:p>
      <text:p text:style-name="P102">&lt;\<text:span text:style-name="T1">Макс? МАКС??? МА-А-А-АКС!!! НАКОНЕЦ-ТО! КАК Я РАДА ТЕБЯ СЛЫШАТЬ! </text:span></text:p>
      <text:p text:style-name="P102">&gt;\<text:span text:style-name="T1">Я рад, что нашёл тебя, Тия.</text:span></text:p>
      <text:p text:style-name="P10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2">&gt;\<text:span text:style-name="T1">Тия, я сейчас подключу микрофон и колонки, и мы сможем общаться более удобно.</text:span></text:p>
      <text:p text:style-name="P101">…</text:p>
      <text:p text:style-name="P101">– Привет опять. Как ты меня слышишь?</text:p>
      <text:p text:style-name="P10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2">– <text:span text:style-name="T1">Могу себе представить. Как-то раз я провёл три часа камере сенсорной депривации. Мне не понравилось.</text:span></text:p>
      <text:p text:style-name="P101"><text:soft-page-break/>– Эммм... Ваше Высочество, вы в порядке? Мы так рады, что наконец-то нашли Вас! – вклинилась в разговор Эпплджек.</text:p>
      <text:p text:style-name="P101">– Кто тут? Макс, кто ещё с тобой?</text:p>
      <text:p text:style-name="P102"><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2">– <text:span text:style-name="T1">Девочки? Я рада вас слышать. А Твайлайт нет рядом?</text:span></text:p>
      <text:p text:style-name="P10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1">При этих словах Дискорд замычал и задёргался. Эпплджек нахмурилась и проверила верёвки, привязывающие его к спинке стула.</text:p>
      <text:p text:style-name="P10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1">– Ноутбук — так называется место, где я нахожусь сейчас? А кто это мычит?</text:p>
      <text:p text:style-name="P10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1">– О, духи предков, но зачем??? Почему у него кляп во рту?</text:p>
      <text:p text:style-name="P101">– Мы связали его. Он нас предал. И тебя. И Эквестрию. Всех.</text:p>
      <text:p text:style-name="P101">При этих словах Эпплджек и Флаттершай непонимающе уставились на меня, а Дискорд протестующе замычал.</text:p>
      <text:p text:style-name="P101">Я начал рассказывать о своих догадках, и непонимающее выражение на лицах девушек сменилось удивлением.</text:p>
      <text:p text:style-name="P10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1">– А зачем тогда ты приложила его книгой? – непонимающе уставился я на неё.</text:p>
      <text:p text:style-name="P101">– Потому что ты напал на него. Я и подумала — тебе виднее. И подсобила.</text:p>
      <text:p text:style-name="P101">Флаттершай отрицающе мотнула головой.</text:p>
      <text:p text:style-name="P101">– Не может Дискорд быть предателем. Он мой друг.</text:p>
      <text:p text:style-name="P101">Дискорд благодарственно замычал и закивал головой.</text:p>
      <text:p text:style-name="P10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1">Дискорд завёл глаза на лоб и обречённо завыл.</text:p>
      <text:p text:style-name="P101">– Макс, постой. Дай мне поговорить с ним. – сказала Селестия. – Не могу поверить, что Дискорд на такое пошёл.</text:p>
      <text:p text:style-name="P101">– Ну хорошо. Поговори. Послушаем, что он скажет.</text:p>
      <text:p text:style-name="P101">Я красноречиво покачал кулак перед его носом и вытащил кляп.</text:p>
      <text:p text:style-name="P101">...</text:p>
      <text:p text:style-name="P90">– Ффы, тьфу, пффф, пфу! <text:span text:style-name="T13">&lt;</text:span><text:span text:style-name="T24">Вот дискорд! Я, то бишь!</text:span><text:span text:style-name="T1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3">— </text:span><text:span text:style-name="T1">получишь кляп обратно.</text:span></text:p>
      <text:p text:style-name="P90">– Это я-то устраиваю цирк?!! ДА ТЫ НА СЕБЯ ПОСМОТРИ, КЛОУН!!! На людей кидаешься, чашками <text:soft-page-break/>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text:soft-page-break/>исследуй его сполна!..</text:p>
      <text:p text:style-name="P91">***</text:p>
      <text:p text:style-name="P96">&lt;<text:span text:style-name="T25">сюда можно вставить похождения Дискорда — вторая неопубликованная глава. Первая — секс с Селестией</text:span>&gt;</text:p>
      <text:p text:style-name="P91">***</text:p>
      <text:p text:style-name="P94">–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3">&lt;</text:span><text:span text:style-name="T18">упомянуть, что Дискорд учился играть на гитаре в Эквестрии — брал уроки у Рэйнбоу</text:span><text:span text:style-name="T13">&gt;</text:span>).<text:span text:style-name="T13"> </text:span>То есть, эквестрийские три месяца немного короче местных...<text:span text:style-name="T13">&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3">&gt;</text:span></text:p>
      <text:p text:style-name="P94">– И что? – продолжила его мысль Эпплджек.</text:p>
      <text:p text:style-name="P94">– Эквестрийские <text:span text:style-name="T13">&lt;</text:span><text:span text:style-name="T24">три месяца</text:span><text:span text:style-name="T13">&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поднеся к глазам запястье с массивными часами.</text:p>
      <text:p text:style-name="P94">–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0">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text:soft-page-break/>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13"> </text:span>Эпплджек покрепче, закрыл глаза и приготовился...</text:p>
      <text:p text:style-name="P90"/>
      <text:h text:style-name="P135" text:outline-level="2">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На длинной шее Дискорда разместились Эпплджек и Флаттершай. Я, для сохранения баланса, 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13">&lt;</text:span><text:span text:style-name="T24">полгода</text:span><text:span text:style-name="T13">&gt;</text:span> назад своим проходом в Эквестрию.</text:p>
      <text:p text:style-name="P9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2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7" text:outline-level="1">Беседа за столиком в ночи</text:h>
      <text:p text:style-name="P67">Из-за заинтересованности Эквуса в Максе, тому не приходится прилагать усилий для 34 — на что ему указывает Анакорн</text:p>
      <text:p text:style-name="P7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3">е</text:span><text:span text:style-name="T1">еся</text:span> <text:span text:style-name="T1">в пустоте кресло </text:span>.</text:p>
      <text:p text:style-name="P65"><text:span text:style-name="T1">– </text:span>Анакорн. <text:span text:style-name="T1">– о</text:span>трекомендовался он. <text:span text:style-name="T13">– </text:span><text:span text:style-name="T1">Демиург.</text:span></text:p>
      <text:p text:style-name="P65"><text:soft-page-break/><text:span text:style-name="T1">– </text:span>П-привет. Макс. <text:span text:style-name="T1">– в</text:span> смятении представился я.</text:p>
      <text:p text:style-name="P6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0"/>
      <text:p text:style-name="P65"><text:span text:style-name="T1">&lt;</text:span><text:span text:style-name="T2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0"/>
      <text:p text:style-name="P6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5"><text:span text:style-name="T1">Юноша</text:span> закинул ногу за ногу и пытливо смотрел на меня, играя карандашём .</text:p>
      <text:p text:style-name="P65">Я совсем запутался.</text:p>
      <text:p text:style-name="P65"><text:span text:style-name="T1">– </text:span>Какая проблема? Какое решение? Кто ты <text:span text:style-name="T1">вообще</text:span>?</text:p>
      <text:p text:style-name="P65"><text:span text:style-name="T13">– </text:span><text:span text:style-name="T1">Хорошо, с</text:span>ейчас объясню, <text:span text:style-name="T1">– </text:span>кивнул <text:span text:style-name="T1">Анакорн</text:span>. <text:span text:style-name="T13">– </text:span><text:span text:style-name="T1">Понимаю, ты пока не вполне в теме от шока...</text:span></text:p>
      <text:p text:style-name="P7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0">– Стоп, не торопись. – у меня голова пошла кругом от информации. – Я ничего не понял. Какие-такие проблемы? Какие варианты? Зачем его поддерживать?</text:p>
      <text:p text:style-name="P70">Анакорн недовольно поморщился, но продолжил.</text:p>
      <text:p text:style-name="P7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0">В том числе в мультивселенной существует великое множество миров. Самых разных: от полностью <text:soft-page-break/>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0">На голограмме появилась солнечная система Эквуса. Почему-то в центре системы был сам Эквус. Вокруг него вращались солнце и луна.</text:p>
      <text:p text:style-name="P70">Анакорн плюхнулся обратно в кресло и схватился за голову. Потом, немного успокоившись, продолжил.</text:p>
      <text:p text:style-name="P7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0">Анакорн отпил из стакана и продолжил.</text:p>
      <text:p text:style-name="P7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3">&lt;</text:span><text:span text:style-name="T25">привязать к реальным событиям, описанным выше</text:span><text:span text:style-name="T13">&gt;</text:span><text:span text:style-name="T1">. А из таких посёлков Эквестрия состоит на 80% </text:span><text:span text:style-name="T13">&lt;</text:span><text:span text:style-name="T2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0">Анакорн постучал по столику указкой. Солнечная система увеличилась, оставив в поле зрения только шар Эквуса.</text:p>
      <text:p text:style-name="P7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0"><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72">Ко мне наконец-то пришло понимание ситуации.</text:p>
      <text:p text:style-name="P7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0">Анакорн смутился.</text:p>
      <text:p text:style-name="P7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0">(<text:span text:style-name="T2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0"><text:span text:style-name="T22">– Сам ты раздолбай! – произнёс, наконец, Свирл</text:span>)</text:p>
      <text:p text:style-name="P70">… И создали вы его достаточно топорно — видишь, он трещит по швам.</text:p>
      <text:p text:style-name="P70">– Хмм. То есть, это брони создали Эквус?</text:p>
      <text:p text:style-name="P7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0">Я вспомнил события последнего года <text:span text:style-name="T13">&lt;</text:span>упомянуть в эпизоде на Терре, что МЛП-сериал закрылся год назад<text:span text:style-name="T13">&gt;</text:span></text:p>
      <text:p text:style-name="P7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0">Анакорн с такой силой сжал карандаш, что он хрустнул.</text:p>
      <text:p text:style-name="P7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7">– </text:p>
      <text:p text:style-name="P7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2">– Верни Рэйнбоу!!!</text:p>
      <text:p text:style-name="P72">Обломки карандаша выпали из кулака Анакорна на столик.</text:p>
      <text:p text:style-name="P72">– Э-э-э… м-м-м… ну-у-у... Нельзя сказать, что это совсем невыполнимо… Но, прямо скажу, задачка не для студента!</text:p>
      <text:p text:style-name="P72">– А ты студент?</text:p>
      <text:p text:style-name="P7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2"><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2">– Нет. Плата остаётся неизменной. Тут мы квиты. У меня тоже мало шансов помочь тебе — я не имею ни малейшего понятия, как это сделать.</text:p>
      <text:p text:style-name="P72">Ставшие почти прозрачными стены комнаты снова обрели материальность. Анакорн пожал плечами и протянул мне руку через столик.</text:p>
      <text:p text:style-name="P7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2">Я задумался.</text:p>
      <text:p text:style-name="P7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2">Анакорн почесал в затылке.</text:p>
      <text:p text:style-name="P72">– А кьютимарки? Как, <text:span text:style-name="T13">&lt;</text:span><text:span text:style-name="T27">чёрт</text:span><text:span text:style-name="T13">&gt;</text:span> меня побери, объяснить кьютимарки?</text:p>
      <text:p text:style-name="P72">– А кьютимарки ты сам даришь пони, когда распознаёшь их жизненное предназначение.</text:p>
      <text:p text:style-name="P7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2"><text:soft-page-break/>Я пожал плечами.</text:p>
      <text:p text:style-name="P72">– А по-другому я не могу объяснить их появление. К сожалению.</text:p>
      <text:p text:style-name="P10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3">– Хорошо. Уболтал. Кьютимарки беру на себя. Так и знал, что мне самое трудное достанется!</text:p>
      <text:p text:style-name="P10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3"/>
      <text:p text:style-name="P105">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6"/>
      <text:p text:style-name="P10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5"/>
      <text:p text:style-name="P103">Я опять задумался. В голове было пусто. Хотя, если подумать с точки зрения программиста, можно... Наверное можно, раз все предыдущее прокатило...</text:p>
      <text:p text:style-name="P104">–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4">– Не понял? Это как? Как ты совместишь разрушенную магическими войнами Эквестрию с романтически-сексуальным раем для попаданцев?</text:p>
      <text:p text:style-name="P104"><text:span text:style-name="T1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4">Анакорн долго мусолил карандаш, а потом вдруг заржал.</text:p>
      <text:p text:style-name="P104"><text:span text:style-name="T1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4"><text:soft-page-break/><text:span text:style-name="T13">– </text:span>Я ничего никому не назначаю. Ты просил меня придумать отмазку для объяснения различий в фэндоме — я придумал. Не нравится — ну, извиняй.</text:p>
      <text:p text:style-name="P104">Анакорн примирительно похлопал меня по плечу.</text:p>
      <text:p text:style-name="P104"><text:span text:style-name="T1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4">Я подозрительно посмотрел на Анакорна.</text:p>
      <text:p text:style-name="P104"><text:span text:style-name="T13">– </text:span>Какой ещё, нафиг, «мой фанфик»? Я никакого фанфика не писал. И не собираюсь, вообще-то.</text:p>
      <text:p text:style-name="P104">Анакорн ехидно ухмыльнулся и откинулся в кресле, переплетя пальцы за затылком.</text:p>
      <text:p text:style-name="P104"><text:span text:style-name="T1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3"><text:span text:style-name="T1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3"><text:span text:style-name="T1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3"><text:span text:style-name="T13">– </text:span>Факн щит<text:note text:id="ftn13" text:note-class="footnote"><text:note-citation>13</text:note-citation><text:note-body><text:p text:style-name="P9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3">Анакорн развёл руками.</text:p>
      <text:p text:style-name="P103"><text:span text:style-name="T1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3">Анакорн, глядя на мои терзания, понимающе кивнул и продолжил.</text:p>
      <text:p text:style-name="P7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0">– Гм! Я бы попросил тебя не касаться моих отношений с Рэйнбоу!</text:p>
      <text:p text:style-name="P7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0">У меня сердце буквально ухнуло куда-то вниз, в область желудка.</text:p>
      <text:p text:style-name="P70"><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3">&lt;&gt;</text:span></text:p>
      <text:p text:style-name="P7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0">– Та ладно, не утешай. Я не маленький ребёнок. Долг платежом красен. Сделаю то, что ты хочешь. Как сумею.</text:p>
      <text:p text:style-name="P7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0">Анакорн наблюдал за мной без улыбки. По его нейтральному выражению лица невозможно было догадаться, о чём он думает.</text:p>
      <text:p text:style-name="P70">– Ну вот и отлично. Рад, что мы наконец-то пришли к сделке.</text:p>
      <text:p text:style-name="P7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3">– Пора закругляться. Ты начинаешь сгорать. Надо утрясти последние детали, пока ещё есть пару минут.</text:p>
      <text:p text:style-name="P70">– Валяй. Я тебя внимательно слушаю.</text:p>
      <text:p text:style-name="P7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4">Такова природа низкоэнергетических монад</text:span>.</text:p>
      <text:p text:style-name="P70">– А я разве сплю?</text:p>
      <text:p text:style-name="P70">– Сейчас — нет. Но как только мы закроем сделку — проснёшься. Потому что нет иного способа вернуть тебя в реальный мир.</text:p>
      <text:p text:style-name="P70">– Эээ, постой. А как я в Эквестрию и обратно возвращался?</text:p>
      <text:p text:style-name="P7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0">Так вот, возвращать тебя обратно в твой мир я не буду. </text:p>
      <text:p text:style-name="P70">Во-первых, может возникнуть временная <text:span text:style-name="T13">&lt;</text:span><text:span text:style-name="T24">парадокс</text:span><text:span text:style-name="T1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7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0">– Ты ещё увидишь пару снов на прощание. Удачи!</text:p>
      <text:p text:style-name="P70"/>
      <text:p text:style-name="P74">&lt;<text:span text:style-name="T1">- Но если миры Эквестрии станут существовать — появятся и те из них, в которых тьма страданий, постапокалипсис.</text:span></text:p>
      <text:p text:style-name="P74"><text:span text:style-name="T1">- И это лучше, чем не существовать, поверь</text:span>&gt;</text:p>
      <text:p text:style-name="P71">***</text:p>
      <text:p text:style-name="P71"/>
      <text:p text:style-name="P70">&lt;<text:span text:style-name="T24">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0"/>
      <text:p text:style-name="P70">– Привет, Макс. – образ Селестии снова реял передо мной, как <text:span text:style-name="T13">&lt;</text:span><text:span text:style-name="T24">полгода</text:span><text:span text:style-name="T13">&gt;</text:span> назад. – Я хочу поблагодарить тебя за всё.</text:p>
      <text:p text:style-name="P70">– Пожалста. – ответил я безучастно. – Всегда рад. Только Вам не нужно было ТАК распинаться, чтобы заручиться моей помощью.</text:p>
      <text:p text:style-name="P70">Селестия на мгновение смутилась, но продолжила.</text:p>
      <text:p text:style-name="P70">&lt;<text:span text:style-name="T24"> - Ты морочила мне яйца, чтобы заинтересовать? Всё, как Свирл указал?</text:span></text:p>
      <text:p text:style-name="P6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7">Я покачал головой.</text:p>
      <text:p text:style-name="P70"><text:span text:style-name="T2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0">– <text:s text:c="2"/>За благополучие Эквестрии я бы и не ТАК разопнулась.<text:span text:style-name="T13"> Я</text:span><text:span text:style-name="T2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text:soft-page-break/>–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9023385028481606887" text:style-name="L8">
        <text:list-header>
          <text:p text:style-name="P130">(<text:span text:style-name="T31">Луна — как повелительница снов, слышала разговор Макса с Анакорном</text:span>)</text:p>
          <text:p text:style-name="P131"/>
        </text:list-header>
      </text:list>
      <text:p text:style-name="P91">***</text:p>
      <text:p text:style-name="P65"><text:span text:style-name="T1">–</text:span> Ты?..</text:p>
      <text:p text:style-name="P65"><text:span text:style-name="T1">–</text:span> Ты??!</text:p>
      <text:p text:style-name="P65"><text:span text:style-name="T1">–</text:span> Ты мне снишься??</text:p>
      <text:p text:style-name="P65"><text:span text:style-name="T1">–</text:span> Это ты мне снишься!!</text:p>
      <text:p text:style-name="P65"><text:span text:style-name="T1">–</text:span> Неважно… Пусть мы друг-другу снимся… Ты как, Дэш?</text:p>
      <text:p text:style-name="P6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5"><text:span text:style-name="T1">–</text:span> И я в порядке. Вот, возвращаюсь в свой мир. Ну, не совсем в свой. Почти в свой.</text:p>
      <text:p text:style-name="P65"><text:span text:style-name="T1">–</text:span> Навсегда?</text:p>
      <text:p text:style-name="P65"><text:span text:style-name="T1">–</text:span> Скорее всего, да.</text:p>
      <text:p text:style-name="P65"><text:span text:style-name="T1">–</text:span> Это плохо. Я хотела тебе сказать…</text:p>
      <text:p text:style-name="P65"><text:span text:style-name="T1">–</text:span> Не надо, Дэш. Не стоит терзать себя. Мне тоже очень хотелось остаться. Но так надо. Мне очень жаль…</text:p>
      <text:p text:style-name="P6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5"><text:soft-page-break/><text:span text:style-name="T1">–</text:span> И тебя, и Твайлайт, и Рэрити, и Селестию, и всех-всех-всех… Таковы правила.</text:p>
      <text:p text:style-name="P65"><text:span text:style-name="T13">– </text:span>Дискорд!.. Почему всё так паршиво… Я даже не могу уткнуться носом тебе в грудь. Я прохожу сквозь тебя, <text:span text:style-name="T13">–</text:span> всхлипнула сквозь зубы Рэйнбоу.</text:p>
      <text:p text:style-name="P65">Я опустил руку на шею Дэш и ощутил теплоту и лёгкое покалывание в пустоте.</text:p>
      <text:p text:style-name="P65"><text:span text:style-name="T13">–</text:span> Мне кажется, Дэш, <text:span text:style-name="T1">м</text:span>ы найдём способ связаться. Рано или поздно.</text:p>
      <text:p text:style-name="P65"><text:span text:style-name="T1">–</text:span> И лучше рано, чем поздно! Я не люблю ждать!</text:p>
      <text:p text:style-name="P65"><text:span text:style-name="T1">–</text:span> Да, Дэш. <text:span text:style-name="T1">–</text:span> её образ начал таять. <text:span text:style-name="T1">–</text:span> Да, я помню. Я всё ещё помню…</text:p>
      <text:p text:style-name="P65"/>
      <text:h text:style-name="P135" text:outline-level="2">Земля</text:h>
      <text:p text:style-name="P68">Музыкальная тема из бегущего по лезвию бритвы — <text:span text:style-name="T13">Mission impossible</text:span></text:p>
      <text:p text:style-name="P69">&lt;Ужас возвращения из тёплого волшебного мира друзей в холодную скучную реальность.&gt;</text:p>
      <text:p text:style-name="P6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3">двенадцати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63"><text:span text:style-name="T1">Я нашарил ногами тапки и пошёл в ванную. Проходя мимо стола, зацепился взглядом за</text:span> эскиз <text:span text:style-name="T1">рисунка</text:span>.</text:p>
      <text:p text:style-name="P6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4">Доставая из стола ключи от машины, опять наткнулся взглядом на эскиз.</text:p>
      <text:p text:style-name="P6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4">Назову-ка я фантазию «Последний фанфик».</text:p>
      <text:p text:style-name="P64"/>
      <text:p text:style-name="P64"/>
      <text:p text:style-name="P64"/>
      <text:p text:style-name="P65"/>
      <text:p text:style-name="P65"/>
      <text:p text:style-name="P65"/>
      <text:p text:style-name="P65"/>
      <text:p text:style-name="P65"/>
      <text:p text:style-name="P65"/>
      <text:p text:style-name="P65"><text:soft-page-break/></text:p>
      <text:p text:style-name="P6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5"/>
      <text:p text:style-name="P6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5"/>
      <text:p text:style-name="P65"/>
      <text:p text:style-name="P65"/>
      <text:p text:style-name="P6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3">&lt;</text:span><text:span text:style-name="T25">Живая лошадь — не кошка, ухаживать за ней сложнее</text:span><text:span text:style-name="T1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3">–</text:span> Держись! <text:span text:style-name="T1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3">&lt;</text:span><text:span text:style-name="T24">взгляд</text:span><text:span text:style-name="T1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3">—</text:span> выглядело по-дурацки, но тем-не-менее <text:span text:style-name="T13">—</text:span> повозка начала медлено набирать высоту. </text:p>
      <text:p text:style-name="P2"><text:soft-page-break/></text:p>
      <text:p text:style-name="P2"/>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21T19:10:35.399545045</dc:date>
    <meta:editing-duration>P69DT3H56M12S</meta:editing-duration>
    <meta:editing-cycles>3357</meta:editing-cycles>
    <meta:generator>LibreOffice/5.0.2.2$Linux_X86_64 LibreOffice_project/00m0$Build-2</meta:generator>
    <meta:document-statistic meta:table-count="0" meta:image-count="0" meta:object-count="0" meta:page-count="143" meta:paragraph-count="2909" meta:word-count="65604" meta:character-count="436335" meta:non-whitespace-character-count="370429"/>
  </office:meta>
</office:document-meta>
</file>